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dia/image1.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45">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31">
      <style:drawing-page-properties draw:fill="gradient" draw:fill-gradient-name="a43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6">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gradient" draw:fill-gradient-name="a437"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4">
      <style:drawing-page-properties draw:fill="gradient" draw:fill-gradient-name="a58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7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5">
      <style:drawing-page-properties draw:fill="gradient" draw:fill-gradient-name="a47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gradient" draw:fill-gradient-name="a54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57">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24">
      <style:drawing-page-properties draw:fill="gradient" draw:fill-gradient-name="a52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9">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8">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gradient" draw:fill-gradient-name="a50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9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Palatino Linotyp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Palatino Linotyp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9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9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9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9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7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0">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3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6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5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office:automatic-styles>
  <office:body>
    <office:presentation>
      <draw:page draw:name="Slide1" draw:style-name="a431" draw:master-page-name="Master1-Layout1-title-Title-Slide" presentation:presentation-page-layout-name="Master1-PPL1" draw:id="Slide-256">
        <draw:frame draw:id="id112" presentation:style-name="a435" draw:name="Title 1" svg:x="2.72649in" svg:y="0.8774in" svg:width="9.36324in" svg:height="2.77934in" presentation:class="title" presentation:placeholder="false">
          <draw:text-box>
            <text:p text:style-name="a434" text:class-names="" text:cond-style-name=""><text:span text:style-name="a432" text:class-names="">Downtown Toronto and Manhattan</text:span><text:span text:style-name="a433" text:class-names=""/></text:p>
          </draw:text-box>
          <svg:title/>
          <svg:desc/>
        </draw:frame>
        <draw:frame draw:id="id113" presentation:style-name="a436" draw:name="Subtitle 2" svg:x="2.72649in" svg:y="3.86177in" svg:width="9.36324in" svg:height="1.06914in" presentation:class="subtitle" presentation:placeholder="true">
          <draw:text-box/>
          <svg:title/>
          <svg:desc/>
        </draw:frame>
      </draw:page>
      <draw:page draw:name="Slide2" draw:style-name="a438" draw:master-page-name="Master1-Layout2-obj-Title-and-Content" presentation:presentation-page-layout-name="Master1-PPL2" draw:id="Slide-257">
        <draw:frame draw:id="id114" presentation:style-name="a442" draw:name="Title 1" svg:x="1.67836in" svg:y="0.87983in" svg:width="10.41137in" svg:height="1.14746in" presentation:class="title" presentation:placeholder="false">
          <draw:text-box>
            <text:p text:style-name="a441" text:class-names="" text:cond-style-name=""><text:span text:style-name="a439" text:class-names="">The Business Problem</text:span><text:span text:style-name="a440" text:class-names=""/></text:p>
          </draw:text-box>
          <svg:title/>
          <svg:desc/>
        </draw:frame>
        <draw:frame draw:id="id115" presentation:style-name="a473" draw:name="Content Placeholder 2" svg:x="1.67836in" svg:y="2.20443in" svg:width="10.41137in" svg:height="3.77364in" presentation:class="outline" presentation:placeholder="false">
          <draw:text-box>
            <text:list text:style-name="a447">
              <text:list-item>
                <text:p text:style-name="a446" text:class-names="" text:cond-style-name=""><text:span text:style-name="a443" text:class-names="">Toronto, Ontario, Canada and<text:s text:c="1"/></text:span><text:span text:style-name="a444" text:class-names="">Manhatten</text:span><text:span text:style-name="a445" text:class-names="">, New York, USA are both financial centers of their respective countries. Many individuals travel between these two cities, both for business and for pleasure. When travelling for pleasure, two scenarios exists. One could find oneself in a neighborhood that feels like home or one that feels very different.</text:span></text:p>
              </text:list-item>
            </text:list>
            <text:list text:style-name="a456">
              <text:list-item>
                <text:p text:style-name="a455" text:class-names="" text:cond-style-name=""><text:span text:style-name="a448" text:class-names=""><text:tab/>So, the first question before us is which neighborhoods in Toronto are most similar to neighborhoods in<text:s text:c="1"/></text:span><text:span text:style-name="a449" text:class-names="">Manhatten</text:span><text:span text:style-name="a450" text:class-names="">? A<text:s text:c="1"/></text:span><text:span text:style-name="a451" text:class-names="">traveller</text:span><text:span text:style-name="a452" text:class-names=""><text:s text:c="1"/>from Toronto to<text:s text:c="1"/></text:span><text:span text:style-name="a453" text:class-names="">Manhatten</text:span><text:span text:style-name="a454" text:class-names=""><text:s text:c="1"/>would feel most at home in these neighborhoods and vice versa.</text:span></text:p>
              </text:list-item>
            </text:list>
            <text:list text:style-name="a469">
              <text:list-item>
                <text:p text:style-name="a468" text:class-names="" text:cond-style-name=""><text:span text:style-name="a457" text:class-names=""><text:tab/>The second question is one of<text:s text:c="1"/></text:span><text:span text:style-name="a458" text:class-names="">bein</text:span><text:span text:style-name="a459" text:class-names=""><text:s text:c="1"/>someplace new and different. If one is travelling from Toronto to<text:s text:c="1"/></text:span><text:span text:style-name="a460" text:class-names="">Manhatten</text:span><text:span text:style-name="a461" text:class-names="">, which neighborhoods in<text:s text:c="1"/></text:span><text:span text:style-name="a462" text:class-names="">Manhatten</text:span><text:span text:style-name="a463" text:class-names=""><text:s text:c="1"/>are least like neighborhoods in Toronto? And then if one is travelling from<text:s text:c="1"/></text:span><text:span text:style-name="a464" text:class-names="">Manhatten</text:span><text:span text:style-name="a465" text:class-names=""><text:s text:c="1"/>to Toronto, which neighborhoods in Toronto are least like neighborhoods in<text:s text:c="1"/></text:span><text:span text:style-name="a466" text:class-names="">Manhatten</text:span><text:span text:style-name="a467" text:class-names="">.</text:span></text:p>
              </text:list-item>
            </text:list>
            <text:list text:style-name="a472">
              <text:list-item>
                <text:p text:style-name="a471" text:class-names="" text:cond-style-name=""><text:span text:style-name="a470" text:class-names=""/></text:p>
              </text:list-item>
            </text:list>
          </draw:text-box>
          <svg:title/>
          <svg:desc/>
        </draw:frame>
      </draw:page>
      <draw:page draw:name="Slide3" draw:style-name="a475" draw:master-page-name="Master1-Layout2-obj-Title-and-Content" presentation:presentation-page-layout-name="Master1-PPL2" draw:id="Slide-258">
        <draw:frame draw:id="id116" presentation:style-name="a479" draw:name="Title 1" svg:x="1.67836in" svg:y="0.87983in" svg:width="10.41137in" svg:height="1.14746in" presentation:class="title" presentation:placeholder="false">
          <draw:text-box>
            <text:p text:style-name="a478" text:class-names="" text:cond-style-name=""><text:span text:style-name="a476" text:class-names="">The Data</text:span><text:span text:style-name="a477" text:class-names=""/></text:p>
          </draw:text-box>
          <svg:title/>
          <svg:desc/>
        </draw:frame>
        <draw:frame draw:id="id117" presentation:style-name="a500" draw:name="Content Placeholder 2" svg:x="1.67836in" svg:y="2.20443in" svg:width="10.41137in" svg:height="3.77364in" presentation:class="outline" presentation:placeholder="false">
          <draw:text-box>
            <text:list text:style-name="a488">
              <text:list-item>
                <text:p text:style-name="a487" text:class-names="" text:cond-style-name=""><text:span text:style-name="a480" text:class-names=""><text:tab/>In order to find the comparisons/dissimilarities, I will be using the Toronto and<text:s text:c="1"/></text:span><text:span text:style-name="a481" text:class-names="">Manhatten</text:span><text:span text:style-name="a482" text:class-names=""><text:s text:c="1"/>neighborhood breakdown. Using the latitude/longitude values, I will find an appropriate number of business within an appropriate distance from the center<text:s text:c="1"/></text:span><text:span text:style-name="a483" text:class-names="">lat</text:span><text:span text:style-name="a484" text:class-names="">/long of the neighborhood. This will be done for both Toronto and<text:s text:c="1"/></text:span><text:span text:style-name="a485" text:class-names="">Manhatten</text:span><text:span text:style-name="a486" text:class-names="">.</text:span></text:p>
              </text:list-item>
            </text:list>
            <text:list text:style-name="a491">
              <text:list-item>
                <text:p text:style-name="a490" text:class-names="" text:cond-style-name=""><text:span text:style-name="a489" text:class-names=""><text:tab/>The data will then be stripped of the latitude and longitude numbers so that all neighborhoods in both cities are treated as neighborhoods in one city.</text:span></text:p>
              </text:list-item>
            </text:list>
            <text:list text:style-name="a496">
              <text:list-item>
                <text:p text:style-name="a495" text:class-names="" text:cond-style-name=""><text:span text:style-name="a492" text:class-names=""><text:tab/>The data will be run through a k-means algorithm to find the clusters of similar neighborhoods. An appropriate value of k will be determined based on the results in order to get all three distinct categories: at least one cluster that contains neighborhoods from both cities, at least one cluster containing only neighborhoods in Toronto, and at least one cluster containing only neighborhoods in<text:s text:c="1"/></text:span><text:span text:style-name="a493" text:class-names="">Manhatten</text:span><text:span text:style-name="a494" text:class-names="">.</text:span></text:p>
              </text:list-item>
            </text:list>
            <text:list text:style-name="a499">
              <text:list-item>
                <text:p text:style-name="a498" text:class-names="" text:cond-style-name=""><text:span text:style-name="a497" text:class-names=""/></text:p>
              </text:list-item>
            </text:list>
          </draw:text-box>
          <svg:title/>
          <svg:desc/>
        </draw:frame>
      </draw:page>
      <draw:page draw:name="Slide4" draw:style-name="a502" draw:master-page-name="Master1-Layout2-obj-Title-and-Content" presentation:presentation-page-layout-name="Master1-PPL2" draw:id="Slide-259">
        <draw:frame draw:id="id118" presentation:style-name="a506" draw:name="Title 1" svg:x="1.67836in" svg:y="0.87983in" svg:width="10.41137in" svg:height="1.14746in" presentation:class="title" presentation:placeholder="false">
          <draw:text-box>
            <text:p text:style-name="a505" text:class-names="" text:cond-style-name=""><text:span text:style-name="a503" text:class-names="">The Methodology</text:span><text:span text:style-name="a504" text:class-names=""/></text:p>
          </draw:text-box>
          <svg:title/>
          <svg:desc/>
        </draw:frame>
        <draw:frame draw:id="id119" presentation:style-name="a522" draw:name="Content Placeholder 2" svg:x="1.67836in" svg:y="2.20443in" svg:width="10.41137in" svg:height="3.77364in" presentation:class="outline" presentation:placeholder="false">
          <draw:text-box>
            <text:list text:style-name="a515">
              <text:list-item>
                <text:p text:style-name="a514" text:class-names="" text:cond-style-name=""><text:span text:style-name="a507" text:class-names=""><text:tab/>The data for neighborhoods in both Manhattan and Downtown Toronto were ingested into a<text:s text:c="1"/></text:span><text:span text:style-name="a508" text:class-names="">dataframe</text:span><text:span text:style-name="a509" text:class-names=""><text:s text:c="1"/>and combined together as if they were in one city. Using foursquare, 100 venues were<text:s text:c="1"/></text:span><text:span text:style-name="a510" text:class-names="">aquired</text:span><text:span text:style-name="a511" text:class-names=""><text:s text:c="1"/>for each neighborhood. These were then limited down to the 10 most common venue category for each neighborhood. Then a<text:s text:c="1"/></text:span><text:span text:style-name="a512" text:class-names="">kMeans</text:span><text:span text:style-name="a513" text:class-names=""><text:s text:c="1"/>clustering algorithm was applied to the neighborhoods, separating them into 10 clusters.</text:span></text:p>
              </text:list-item>
            </text:list>
            <text:list text:style-name="a518">
              <text:list-item>
                <text:p text:style-name="a517" text:class-names="" text:cond-style-name=""><text:span text:style-name="a516" text:class-names=""><text:tab/>Looking at these clusters, some contained neighborhoods from only Manhattan. Some contained neighborhoods from only Downtown Toronto. And some contained neighborhoods from both Downtown Toronto and Manhattan. This gives light on the similarities and differences between the two cities.</text:span></text:p>
              </text:list-item>
            </text:list>
            <text:list text:style-name="a521">
              <text:list-item>
                <text:p text:style-name="a520" text:class-names="" text:cond-style-name=""><text:span text:style-name="a519" text:class-names=""/></text:p>
              </text:list-item>
            </text:list>
          </draw:text-box>
          <svg:title/>
          <svg:desc/>
        </draw:frame>
      </draw:page>
      <draw:page draw:name="Slide5" draw:style-name="a524" draw:master-page-name="Master1-Layout5-twoTxTwoObj-Comparison" presentation:presentation-page-layout-name="Master1-PPL5" draw:id="Slide-260">
        <draw:frame draw:id="id120" presentation:style-name="a528" draw:name="Title 1" svg:x="1.67836in" svg:y="0.87944in" svg:width="10.41137in" svg:height="1.1552in" presentation:class="title" presentation:placeholder="false">
          <draw:text-box>
            <text:p text:style-name="a527" text:class-names="" text:cond-style-name=""><text:span text:style-name="a525" text:class-names="">The Similar Results: Cluster 0</text:span><text:span text:style-name="a526" text:class-names=""/></text:p>
          </draw:text-box>
          <svg:title/>
          <svg:desc/>
        </draw:frame>
        <draw:frame draw:id="id121" presentation:style-name="a533" draw:name="Text Placeholder 2" svg:x="1.67836in" svg:y="2.20861in" svg:width="5.04in" svg:height="0.87702in" presentation:class="outline" presentation:placeholder="false">
          <draw:text-box>
            <text:list text:style-name="a532">
              <text:list-item>
                <text:p text:style-name="a531" text:class-names="" text:cond-style-name=""><text:span text:style-name="a529" text:class-names="">In Manhatta</text:span><text:span text:style-name="a530" text:class-names="">n</text:span></text:p>
              </text:list-item>
            </text:list>
          </draw:text-box>
          <svg:title/>
          <svg:desc/>
        </draw:frame>
        <draw:frame draw:id="id122" presentation:style-name="a537" draw:name="Content Placeholder 3" svg:x="1.67836in" svg:y="3.08866in" svg:width="5.04in" svg:height="2.89201in" presentation:class="outline" presentation:placeholder="false">
          <draw:text-box>
            <text:list text:style-name="a536">
              <text:list-item>
                <text:p text:style-name="a535" text:class-names="" text:cond-style-name=""><text:span text:style-name="a534" text:class-names="">Marble Hill, Washington Heights, Hamilton Heights, Central Harlem, Midtown, Lower East Side, Little Italy, Soho, Manhattan Valley, Carnegie Hill</text:span></text:p>
              </text:list-item>
            </text:list>
          </draw:text-box>
          <svg:title/>
          <svg:desc/>
        </draw:frame>
        <draw:frame draw:id="id123" presentation:style-name="a542" draw:name="Text Placeholder 4" svg:x="7.05905in" svg:y="2.21238in" svg:width="5.04in" svg:height="0.87734in" presentation:class="outline" presentation:placeholder="false">
          <draw:text-box>
            <text:list text:style-name="a541">
              <text:list-item>
                <text:p text:style-name="a540" text:class-names="" text:cond-style-name=""><text:span text:style-name="a538" text:class-names="">In Downtown Toronto</text:span><text:span text:style-name="a539" text:class-names=""/></text:p>
              </text:list-item>
            </text:list>
          </draw:text-box>
          <svg:title/>
          <svg:desc/>
        </draw:frame>
        <draw:frame draw:id="id124" presentation:style-name="a548" draw:name="Content Placeholder 5" svg:x="7.05905in" svg:y="3.08562in" svg:width="5.04in" svg:height="2.88426in" presentation:class="outline" presentation:placeholder="false">
          <draw:text-box>
            <text:list text:style-name="a547">
              <text:list-item>
                <text:p text:style-name="a546" text:class-names="" text:cond-style-name=""><text:span text:style-name="a543" text:class-names="">Ryerson/Garden District, Adelaide/King/Richmond,<text:s text:c="1"/></text:span><text:span text:style-name="a544" text:class-names="">Harbord</text:span><text:span text:style-name="a545" text:class-names="">/University of Toronto, Chinatown/Grange Park/Kensington Market, Church and Wellesley</text:span></text:p>
              </text:list-item>
            </text:list>
          </draw:text-box>
          <svg:title/>
          <svg:desc/>
        </draw:frame>
      </draw:page>
      <draw:page draw:name="Slide6" draw:style-name="a550" draw:master-page-name="Master1-Layout5-twoTxTwoObj-Comparison" presentation:presentation-page-layout-name="Master1-PPL5" draw:id="Slide-261">
        <draw:frame draw:id="id125" presentation:style-name="a556" draw:name="Title 1" svg:x="1.67836in" svg:y="0.87944in" svg:width="10.41137in" svg:height="1.1552in" presentation:class="title" presentation:placeholder="false">
          <draw:text-box>
            <text:p text:style-name="a555" text:class-names="" text:cond-style-name=""><text:span text:style-name="a551" text:class-names="">The</text:span><text:span text:style-name="a552" text:class-names=""><text:s text:c="1"/></text:span><text:span text:style-name="a553" text:class-names="">Differing Results</text:span><text:span text:style-name="a554" text:class-names=""/></text:p>
          </draw:text-box>
          <svg:title/>
          <svg:desc/>
        </draw:frame>
        <draw:frame draw:id="id126" presentation:style-name="a561" draw:name="Text Placeholder 2" svg:x="1.67836in" svg:y="2.20861in" svg:width="5.04in" svg:height="0.87702in" presentation:class="outline" presentation:placeholder="false">
          <draw:text-box>
            <text:list text:style-name="a560">
              <text:list-item>
                <text:p text:style-name="a559" text:class-names="" text:cond-style-name=""><text:span text:style-name="a557" text:class-names="">Unique to Toronto</text:span><text:span text:style-name="a558" text:class-names=""/></text:p>
              </text:list-item>
            </text:list>
          </draw:text-box>
          <svg:title/>
          <svg:desc/>
        </draw:frame>
        <draw:frame draw:id="id127" presentation:style-name="a571" draw:name="Content Placeholder 3" svg:x="1.67836in" svg:y="3.08866in" svg:width="5.04in" svg:height="2.89201in" presentation:class="outline" presentation:placeholder="false">
          <draw:text-box>
            <text:list text:style-name="a570">
              <text:list-item>
                <text:p text:style-name="a569" text:class-names="" text:cond-style-name=""><text:span text:style-name="a562" text:class-names="">Christie, Rosedale,<text:s text:c="1"/></text:span><text:span text:style-name="a563" text:class-names="">arbourfront</text:span><text:span text:style-name="a564" text:class-names="">/Regent Park, St. James Town, Berczy Park, Central Bay Street,<text:s text:c="1"/></text:span><text:span text:style-name="a565" text:class-names="">Harbourfront</text:span><text:span text:style-name="a566" text:class-names=""><text:s text:c="1"/>East/Toronto Islands/Union Station, Design Exchange/Toronto Dominion Centre, Commerce Court/Victoria Hotel, STN A PO Box 25 The Esplanade,<text:s text:c="1"/></text:span><text:span text:style-name="a567" text:class-names="">Cabbagetown</text:span><text:span text:style-name="a568" text:class-names="">/St. James Town, First Canadian Place/Underground city</text:span></text:p>
              </text:list-item>
            </text:list>
          </draw:text-box>
          <svg:title/>
          <svg:desc/>
        </draw:frame>
        <draw:frame draw:id="id128" presentation:style-name="a576" draw:name="Text Placeholder 4" svg:x="7.05905in" svg:y="2.21238in" svg:width="5.04in" svg:height="0.87734in" presentation:class="outline" presentation:placeholder="false">
          <draw:text-box>
            <text:list text:style-name="a575">
              <text:list-item>
                <text:p text:style-name="a574" text:class-names="" text:cond-style-name=""><text:span text:style-name="a572" text:class-names="">Unique to Manhattan</text:span><text:span text:style-name="a573" text:class-names=""/></text:p>
              </text:list-item>
            </text:list>
          </draw:text-box>
          <svg:title/>
          <svg:desc/>
        </draw:frame>
        <draw:frame draw:id="id129" presentation:style-name="a582" draw:name="Content Placeholder 5" svg:x="7.05905in" svg:y="3.08562in" svg:width="5.04in" svg:height="2.88426in" presentation:class="outline" presentation:placeholder="false">
          <draw:text-box>
            <text:list text:style-name="a581">
              <text:list-item>
                <text:p text:style-name="a580" text:class-names="" text:cond-style-name=""><text:span text:style-name="a577" text:class-names="">Stuyvesant Town, Chinatown, Clinton, Murray Hill, Chelsea, East Village, Tribeca, Gramercy, Battery Park City, Financial District, Midtown South, Tudor City, Hudson Yards, Inwood, East Harlem, Manhattanville, Upper East Side, Yorkville, Lenox Hill, Upper West Side, Lincoln Square, Greenwich Village, West Village,<text:s text:c="1"/></text:span><text:span text:style-name="a578" text:class-names="">Noho</text:span><text:span text:style-name="a579" text:class-names="">, Civic Center, Sutton Place, Turtle Bay, Flatiron</text:span></text:p>
              </text:list-item>
            </text:list>
          </draw:text-box>
          <svg:title/>
          <svg:desc/>
        </draw:frame>
      </draw:page>
      <draw:page draw:name="Slide7" draw:style-name="a584" draw:master-page-name="Master1-Layout2-obj-Title-and-Content" presentation:presentation-page-layout-name="Master1-PPL2" draw:id="Slide-262">
        <draw:frame draw:id="id130" presentation:style-name="a588" draw:name="Title 1" svg:x="1.67836in" svg:y="0.87983in" svg:width="10.41137in" svg:height="1.14746in" presentation:class="title" presentation:placeholder="false">
          <draw:text-box>
            <text:p text:style-name="a587" text:class-names="" text:cond-style-name=""><text:span text:style-name="a585" text:class-names="">Conclusion</text:span><text:span text:style-name="a586" text:class-names=""/></text:p>
          </draw:text-box>
          <svg:title/>
          <svg:desc/>
        </draw:frame>
        <draw:frame draw:id="id131" presentation:style-name="a593" draw:name="Content Placeholder 2" svg:x="1.67836in" svg:y="2.20443in" svg:width="10.41137in" svg:height="3.77364in" presentation:class="outline" presentation:placeholder="false">
          <draw:text-box>
            <text:list text:style-name="a592">
              <text:list-item>
                <text:p text:style-name="a591" text:class-names="" text:cond-style-name=""><text:span text:style-name="a589" text:class-names="">The Boroughs of Downtown Toronto (in Toronto) and Manhattan (in New York) are very similar areas. While there are some neighborhoods unique to each, the majority of neighborhoods were in common, falling into one of the clusters. Overall visitors from one city will probably feel comfortable in the other with only a few exceptional areas.<text:s text:c="1"/></text:span><text:span text:style-name="a590" text:class-names="">If a resident of one of these cities wanted to visit something unique, I would recommend not going to the other.</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72649in" svg:y="0.8774in" svg:width="9.36324in" svg:height="2.77934in"/>
      <presentation:placeholder presentation:object="subtitle" svg:x="2.72649in" svg:y="3.86177in" svg:width="9.36324in" svg:height="1.06914in"/>
      <presentation:placeholder presentation:object="date-time" svg:x="8.26131in" svg:y="0.3613in" svg:width="3.82843in" svg:height="0.33815in"/>
      <presentation:placeholder presentation:object="footer" svg:x="2.72649in" svg:y="0.36013in" svg:width="5.35576in" svg:height="0.33815in"/>
      <presentation:placeholder presentation:object="page-number" svg:x="1.57225in" svg:y="0.87377in" svg:width="0.88694in" svg:height="0.55072in"/>
    </style:presentation-page-layout>
    <style:presentation-page-layout style:name="Master1-PPL2" style:display-name="Title and Content">
      <presentation:placeholder presentation:object="title" svg:x="1.67836in" svg:y="0.87983in" svg:width="10.41137in" svg:height="1.14746in"/>
      <presentation:placeholder presentation:object="object" svg:x="1.67836in" svg:y="2.20443in" svg:width="10.41137in" svg:height="3.77364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3" style:display-name="Section Header">
      <presentation:placeholder presentation:object="title" svg:x="1.67849in" svg:y="1.92053in" svg:width="9.36415in" svg:height="2.06469in"/>
      <presentation:placeholder presentation:object="outline" svg:x="1.67836in" svg:y="4.16251in" svg:width="9.35038in" svg:height="1.10775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4" style:display-name="Two Content">
      <presentation:placeholder presentation:object="title" svg:x="1.67836in" svg:y="0.88024in" svg:width="10.41137in" svg:height="1.15847in"/>
      <presentation:placeholder presentation:object="object" svg:x="1.67836in" svg:y="2.19912in" svg:width="5.04in" svg:height="3.76in"/>
      <presentation:placeholder presentation:object="object" svg:x="7.05905in" svg:y="2.20619in" svg:width="5.03514in" svg:height="3.76369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5" style:display-name="Comparison">
      <presentation:placeholder presentation:object="title" svg:x="1.67836in" svg:y="0.87944in" svg:width="10.41137in" svg:height="1.1552in"/>
      <presentation:placeholder presentation:object="outline" svg:x="1.67836in" svg:y="2.20861in" svg:width="5.04in" svg:height="0.87702in"/>
      <presentation:placeholder presentation:object="object" svg:x="1.67836in" svg:y="3.08866in" svg:width="5.04in" svg:height="2.89201in"/>
      <presentation:placeholder presentation:object="outline" svg:x="7.05905in" svg:y="2.21238in" svg:width="5.04in" svg:height="0.87734in"/>
      <presentation:placeholder presentation:object="object" svg:x="7.05905in" svg:y="3.08562in" svg:width="5.04in" svg:height="2.88426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6" style:display-name="Title Only">
      <presentation:placeholder presentation:object="title" svg:x="1.67836in" svg:y="0.87983in" svg:width="10.41137in" svg:height="1.14746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7" style:display-name="Blank">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8" style:display-name="Content with Caption">
      <presentation:placeholder presentation:object="title" svg:x="1.6783in" svg:y="0.87377in" svg:width="3.48111in" svg:height="2.45748in"/>
      <presentation:placeholder presentation:object="object" svg:x="5.51587in" svg:y="0.87377in" svg:width="6.57532in" svg:height="5.09495in"/>
      <presentation:placeholder presentation:object="outline" svg:x="1.67836in" svg:y="3.50557in" svg:width="3.48315in" svg:height="2.45864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9" style:display-name="Picture with Caption">
      <presentation:placeholder presentation:object="title" svg:x="1.67946in" svg:y="1.23525in" svg:width="5.95783in" svg:height="2.00195in"/>
      <presentation:placeholder presentation:object="graphic" svg:x="8.88494in" svg:y="1.22763in" svg:width="3.05246in" svg:height="4.22827in"/>
      <presentation:placeholder presentation:object="outline" svg:x="1.67836in" svg:y="3.4405in" svg:width="5.9493in" svg:height="2.19132in"/>
      <presentation:placeholder presentation:object="date-time" svg:x="1.67836in" svg:y="5.98191in" svg:width="5.9493in" svg:height="0.35009in"/>
      <presentation:placeholder presentation:object="footer" svg:x="1.6786in" svg:y="0.34847in" svg:width="5.96399in" svg:height="0.35097in"/>
      <presentation:placeholder presentation:object="page-number" svg:x="0.525in" svg:y="0.87377in" svg:width="0.88694in" svg:height="0.55072in"/>
    </style:presentation-page-layout>
    <style:presentation-page-layout style:name="Master1-PPL10" style:display-name="Title and Vertical Text">
      <presentation:placeholder presentation:object="title" svg:x="1.67836in" svg:y="0.87983in" svg:width="10.41137in" svg:height="1.14746in"/>
      <presentation:placeholder presentation:object="outline" svg:x="1.67836in" svg:y="2.20443in" svg:width="10.41137in" svg:height="3.77364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presentation-page-layout style:name="Master1-PPL11" style:display-name="Vertical Title and Text">
      <presentation:placeholder presentation:object="title" svg:x="10.32274in" svg:y="0.9666in" svg:width="1.767in" svg:height="5.00328in"/>
      <presentation:placeholder presentation:object="outline" svg:x="1.67836in" svg:y="0.9666in" svg:width="8.46326in" svg:height="5.00328in"/>
      <presentation:placeholder presentation:object="date-time" svg:x="8.26131in" svg:y="0.3613in" svg:width="3.82843in" svg:height="0.33815in"/>
      <presentation:placeholder presentation:object="footer" svg:x="1.67836in" svg:y="0.36013in" svg:width="6.40389in" svg:height="0.33815in"/>
      <presentation:placeholder presentation:object="page-number" svg:x="0.525in" svg:y="0.87377in" svg:width="0.88694in" svg:height="0.55072in"/>
    </style:presentation-page-layout>
    <style:style style:family="graphic" style:name="Graphics"/>
    <style:default-style style:family="graphic">
      <style:graphic-properties draw:fill="solid" draw:fill-color="#5fa534" draw:opacity="100%" draw:stroke="solid" svg:stroke-width="0.01736in" svg:stroke-color="#447823" svg:stroke-opacity="100%" svg:stroke-linecap="butt"/>
    </style:default-style>
    <draw:gradient draw:name="a279" draw:style="radial" draw:cx="57%" draw:cy="0%" draw:start-color="#d7d5d1" draw:end-color="#fafaf9" draw:start-intensity="100%" draw:end-intensity="100%"/>
    <draw:gradient draw:name="a523" draw:style="radial" draw:cx="57%" draw:cy="0%" draw:start-color="#d7d5d1" draw:end-color="#fafaf9" draw:start-intensity="100%" draw:end-intensity="100%"/>
    <draw:gradient draw:name="a38" draw:style="linear" draw:angle="0" draw:start-color="#edebe7" draw:end-color="#edebe7" draw:start-intensity="0%" draw:end-intensity="100%"/>
    <draw:gradient draw:name="a263" draw:style="radial" draw:cx="57%" draw:cy="0%" draw:start-color="#d7d5d1" draw:end-color="#fafaf9" draw:start-intensity="100%" draw:end-intensity="100%"/>
    <draw:gradient draw:name="a101" draw:style="linear" draw:angle="0" draw:start-color="#edebe7" draw:end-color="#edebe7" draw:start-intensity="0%" draw:end-intensity="100%"/>
    <draw:gradient draw:name="a265" draw:style="linear" draw:angle="0" draw:start-color="#edebe7" draw:end-color="#edebe7" draw:start-intensity="0%" draw:end-intensity="100%"/>
    <draw:gradient draw:name="a61" draw:style="radial" draw:cx="57%" draw:cy="0%" draw:start-color="#d7d5d1" draw:end-color="#fafaf9" draw:start-intensity="100%" draw:end-intensity="100%"/>
    <draw:gradient draw:name="a63" draw:style="linear" draw:angle="0" draw:start-color="#edebe7" draw:end-color="#edebe7" draw:start-intensity="0%" draw:end-intensity="100%"/>
    <draw:gradient draw:name="a181" draw:style="linear" draw:angle="0" draw:start-color="#edebe7" draw:end-color="#edebe7" draw:start-intensity="0%" draw:end-intensity="100%"/>
    <draw:gradient draw:name="a321" draw:style="radial" draw:cx="57%" draw:cy="0%" draw:start-color="#d7d5d1" draw:end-color="#fafaf9" draw:start-intensity="100%" draw:end-intensity="100%"/>
    <draw:gradient draw:name="a323" draw:style="linear" draw:angle="0" draw:start-color="#edebe7" draw:end-color="#edebe7" draw:start-intensity="0%" draw:end-intensity="100%"/>
    <draw:gradient draw:name="a430" draw:style="radial" draw:cx="57%" draw:cy="0%" draw:start-color="#d7d5d1" draw:end-color="#fafaf9" draw:start-intensity="100%" draw:end-intensity="100%"/>
    <draw:gradient draw:name="a501" draw:style="radial" draw:cx="57%" draw:cy="0%" draw:start-color="#d7d5d1" draw:end-color="#fafaf9" draw:start-intensity="100%" draw:end-intensity="100%"/>
    <draw:gradient draw:name="a242" draw:style="radial" draw:cx="57%" draw:cy="0%" draw:start-color="#d7d5d1" draw:end-color="#fafaf9" draw:start-intensity="100%" draw:end-intensity="100%"/>
    <draw:gradient draw:name="a474" draw:style="radial" draw:cx="57%" draw:cy="0%" draw:start-color="#d7d5d1" draw:end-color="#fafaf9" draw:start-intensity="100%" draw:end-intensity="100%"/>
    <draw:gradient draw:name="a437" draw:style="radial" draw:cx="57%" draw:cy="0%" draw:start-color="#d7d5d1" draw:end-color="#fafaf9" draw:start-intensity="100%" draw:end-intensity="100%"/>
    <draw:gradient draw:name="a0" draw:style="radial" draw:cx="57%" draw:cy="0%" draw:start-color="#d7d5d1" draw:end-color="#fafaf9" draw:start-intensity="100%" draw:end-intensity="100%"/>
    <draw:gradient draw:name="a281" draw:style="linear" draw:angle="0" draw:start-color="#edebe7" draw:end-color="#edebe7" draw:start-intensity="0%" draw:end-intensity="100%"/>
    <draw:gradient draw:name="a350" draw:style="linear" draw:angle="0" draw:start-color="#1b1914" draw:end-color="#1b1914" draw:start-intensity="100%" draw:end-intensity="100%"/>
    <draw:gradient draw:name="a244" draw:style="linear" draw:angle="0" draw:start-color="#edebe7" draw:end-color="#edebe7" draw:start-intensity="0%" draw:end-intensity="100%"/>
    <draw:gradient draw:name="a2" draw:style="linear" draw:angle="0" draw:start-color="#edebe7" draw:end-color="#edebe7" draw:start-intensity="0%" draw:end-intensity="100%"/>
    <draw:gradient draw:name="a583" draw:style="radial" draw:cx="57%" draw:cy="0%" draw:start-color="#d7d5d1" draw:end-color="#fafaf9" draw:start-intensity="100%" draw:end-intensity="100%"/>
    <draw:gradient draw:name="a352" draw:style="linear" draw:angle="1800" draw:start-color="#dadada" draw:end-color="#fffffe" draw:start-intensity="100%" draw:end-intensity="100%"/>
    <draw:gradient draw:name="a99" draw:style="radial" draw:cx="57%" draw:cy="0%" draw:start-color="#d7d5d1" draw:end-color="#fafaf9" draw:start-intensity="100%" draw:end-intensity="100%"/>
    <draw:gradient draw:name="a179" draw:style="radial" draw:cx="57%" draw:cy="0%" draw:start-color="#d7d5d1" draw:end-color="#fafaf9" draw:start-intensity="100%" draw:end-intensity="100%"/>
    <draw:gradient draw:name="a549" draw:style="radial" draw:cx="57%" draw:cy="0%" draw:start-color="#d7d5d1" draw:end-color="#fafaf9" draw:start-intensity="100%" draw:end-intensity="100%"/>
    <draw:gradient draw:name="a354" draw:style="radial" draw:cx="57%" draw:cy="0%" draw:start-color="#d7d5d1" draw:end-color="#fafaf9" draw:start-intensity="100%" draw:end-intensity="100%"/>
    <draw:gradient draw:name="a392" draw:style="radial" draw:cx="57%" draw:cy="0%" draw:start-color="#d7d5d1" draw:end-color="#fafaf9" draw:start-intensity="100%" draw:end-intensity="100%"/>
    <draw:gradient draw:name="a124" draw:style="radial" draw:cx="57%" draw:cy="0%" draw:start-color="#d7d5d1" draw:end-color="#fafaf9" draw:start-intensity="100%" draw:end-intensity="100%"/>
    <draw:gradient draw:name="a356" draw:style="linear" draw:angle="0" draw:start-color="#edebe7" draw:end-color="#edebe7" draw:start-intensity="0%" draw:end-intensity="100%"/>
    <draw:gradient draw:name="a394" draw:style="linear" draw:angle="0" draw:start-color="#edebe7" draw:end-color="#edebe7" draw:start-intensity="0%" draw:end-intensity="100%"/>
    <draw:gradient draw:name="a126" draw:style="linear" draw:angle="0" draw:start-color="#edebe7" draw:end-color="#edebe7" draw:start-intensity="0%" draw:end-intensity="100%"/>
    <draw:gradient draw:name="a36" draw:style="radial" draw:cx="57%" draw:cy="0%" draw:start-color="#d7d5d1" draw:end-color="#fafaf9"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
      <style:graphic-properties draw:fill="none" draw:stroke="solid" svg:stroke-width="0.04167in" svg:stroke-color="#5fa534" svg:stroke-opacity="100%" svg:stroke-linecap="butt"/>
    </style:style>
    <style:style style:family="drawing-page" style:name="a180">
      <style:drawing-page-properties draw:fill="gradient" draw:fill-gradient-name="a1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2">
      <style:graphic-properties draw:fill="gradient" draw:fill-gradient-name="a181" draw:stroke="none"/>
    </style:style>
    <style:style style:family="paragraph" style:name="a3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parent-style-name="Graphics">
      <style:graphic-properties draw:fill="none" fo:clip="rect(0.04547in, 0in, -0.04547in, 0in)" draw:stroke="non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draw:fill="none" draw:stroke="solid" svg:stroke-width="0.01389in" svg:stroke-color="#000001" svg:stroke-opacity="20%" svg:stroke-linecap="butt"/>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9">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9">
      <style:graphic-properties draw:fill="none" draw:stroke="solid" svg:stroke-width="0.04167in" svg:stroke-color="#5fa534" svg:stroke-opacity="100%" svg:stroke-linecap="butt"/>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0">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51">
      <style:graphic-properties draw:fill="gradient" draw:fill-gradient-name="a350" draw:stroke="none" draw:shadow="visible" draw:shadow-offset-x="0.0477in" draw:shadow-offset-y="0.24541in" draw:shadow-color="#000000" draw:shadow-opacity="34%"/>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draw:fill="gradient" draw:fill-gradient-name="a352" draw:stroke="solid" svg:stroke-width="0.05556in" svg:stroke-color="#191919" svg:stroke-opacity="100%" draw:stroke-linejoin="miter" svg:stroke-linecap="butt"/>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5">
      <style:drawing-page-properties draw:fill="gradient" draw:fill-gradient-name="a35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text-transform="uppercase" fo:color="#5fa534" style:text-line-through-type="none" style:text-line-through-style="none" style:text-line-through-width="auto" style:text-line-through-color="font-color" style:text-position="0% 100%" fo:font-family="Palatino Linotyp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draw:fill="gradient" draw:fill-gradient-name="a356" draw:stroke="non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8" style:parent-style-name="Graphics">
      <style:graphic-properties draw:fill="none" fo:clip="rect(0.04547in, 0in, -0.04547in, 0in)" draw:stroke="non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59">
      <style:graphic-properties draw:fill="none" draw:stroke="solid" svg:stroke-width="0.01389in" svg:stroke-color="#000001" svg:stroke-opacity="20%" svg:stroke-linecap="butt"/>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1">
      <style:graphic-properties draw:fill="none" draw:stroke="solid" svg:stroke-width="0.04167in" svg:stroke-color="#5fa534" svg:stroke-opacity="100%" svg:stroke-linecap="butt"/>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drawing-page" style:name="a243">
      <style:drawing-page-properties draw:fill="gradient" draw:fill-gradient-name="a24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
      <style:graphic-properties draw:fill="gradient" draw:fill-gradient-name="a244" draw:stroke="none"/>
    </style:style>
    <style:style style:family="graphic" style:name="a246" style:parent-style-name="Graphics">
      <style:graphic-properties draw:fill="none" fo:clip="rect(0.04547in, 0in, -0.04547in, 0in)" draw:stroke="non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0">
      <style:drawing-page-properties draw:fill="gradient" draw:fill-gradient-name="a9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7">
      <style:graphic-properties draw:fill="none" draw:stroke="solid" svg:stroke-width="0.01389in" svg:stroke-color="#000001" svg:stroke-opacity="20%" svg:stroke-linecap="butt"/>
    </style:style>
    <style:style style:family="paragraph" style:name="a40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draw:fill="gradient" draw:fill-gradient-name="a101" draw:stroke="non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 style:parent-style-name="Graphics">
      <style:graphic-properties draw:fill="none" fo:clip="rect(0.04547in, 0in, -0.04547in, 0in)" draw:stroke="none"/>
    </style:style>
    <style:style style:family="graphic" style:name="a104">
      <style:graphic-properties draw:fill="none" draw:stroke="solid" svg:stroke-width="0.01389in" svg:stroke-color="#000001" svg:stroke-opacity="20%" svg:stroke-linecap="butt"/>
    </style:style>
    <style:style style:family="paragraph" style:name="a40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Palatino Linotype"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91">
      <style:graphic-properties draw:fill="none" draw:stroke="solid" svg:stroke-width="0.04167in" svg:stroke-color="#5fa534" svg:stroke-opacity="100%" svg:stroke-linecap="butt"/>
    </style:style>
    <style:style style:family="drawing-page" style:name="a393">
      <style:drawing-page-properties draw:fill="gradient" draw:fill-gradient-name="a392"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5">
      <style:graphic-properties draw:fill="gradient" draw:fill-gradient-name="a394" draw:stroke="none"/>
    </style:style>
    <style:style style:family="paragraph" style:name="a2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parent-style-name="Graphics">
      <style:graphic-properties draw:fill="none" fo:clip="rect(0.04547in, 0in, -0.04547in, 0in)" draw:stroke="non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97">
      <style:graphic-properties draw:fill="none" draw:stroke="solid" svg:stroke-width="0.01389in" svg:stroke-color="#000001" svg:stroke-opacity="20%" svg:stroke-linecap="butt"/>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12">
      <style:graphic-properties fo:wrap-option="wrap" fo:padding-top="0.1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1389in" svg:stroke-color="#000001" svg:stroke-opacity="20%" svg:stroke-linecap="butt"/>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gradient" draw:fill-gradient-name="a36"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
      <style:graphic-properties draw:fill="gradient" draw:fill-gradient-name="a38" draw:stroke="none"/>
    </style:style>
    <style:style style:family="paragraph" style:name="a2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2">
      <style:graphic-properties draw:fill="none" draw:stroke="solid" svg:stroke-width="0.04167in" svg:stroke-color="#5fa534" svg:stroke-opacity="100%" svg:stroke-linecap="butt"/>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gradient" draw:fill-gradient-name="a263"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draw:fill="gradient" draw:fill-gradient-name="a265" draw:stroke="non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7" style:parent-style-name="Graphics">
      <style:graphic-properties draw:fill="none" fo:clip="rect(0.04547in, 0in, -0.04547in, 0in)" draw:stroke="none"/>
    </style:style>
    <style:style style:family="text" style:name="a426">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draw:fill="none" draw:stroke="solid" svg:stroke-width="0.01389in" svg:stroke-color="#000001" svg:stroke-opacity="20%" svg:stroke-linecap="butt"/>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3">
      <style:graphic-properties draw:fill="none" draw:stroke="solid" svg:stroke-width="0.04167in" svg:stroke-color="#5fa534" svg:stroke-opacity="100%" svg:stroke-linecap="butt"/>
    </style:style>
    <style:style style:family="graphic" style:name="a40" style:parent-style-name="Graphics">
      <style:graphic-properties draw:fill="none" fo:clip="rect(0.04547in, 0in, -0.04547in, 0in)" draw:stroke="none"/>
    </style:style>
    <style:style style:family="graphic" style:name="a429">
      <style:graphic-properties draw:fill="none" draw:stroke="solid" svg:stroke-width="0.04167in" svg:stroke-color="#5fa534" svg:stroke-opacity="100%" svg:stroke-linecap="butt"/>
    </style:style>
    <style:style style:family="drawing-page" style:name="a125">
      <style:drawing-page-properties draw:fill="gradient" draw:fill-gradient-name="a124"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
      <style:graphic-properties draw:fill="none" draw:stroke="solid" svg:stroke-width="0.01389in" svg:stroke-color="#000001" svg:stroke-opacity="20%" svg:stroke-linecap="butt"/>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
      <style:graphic-properties draw:fill="gradient" draw:fill-gradient-name="a126" draw:stroke="non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Palatino Linotype"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parent-style-name="Graphics">
      <style:graphic-properties draw:fill="none" fo:clip="rect(0.04547in, 0in, -0.04547in, 0in)" draw:stroke="none"/>
    </style:style>
    <style:style style:family="paragraph" style:name="a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draw:fill="none" draw:stroke="solid" svg:stroke-width="0.01389in" svg:stroke-color="#000001" svg:stroke-opacity="20%" svg:stroke-linecap="butt"/>
    </style:style>
    <style:style style:family="presentation" style:name="a45">
      <style:graphic-properties fo:wrap-option="wrap" fo:padding-top="0.05in" fo:padding-bottom="0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text-transform="uppercas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text-transform="uppercas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280">
      <style:drawing-page-properties draw:fill="gradient" draw:fill-gradient-name="a279"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2">
      <style:graphic-properties draw:fill="gradient" draw:fill-gradient-name="a281" draw:stroke="none"/>
    </style:style>
    <style:style style:family="graphic" style:name="a283" style:parent-style-name="Graphics">
      <style:graphic-properties draw:fill="none" fo:clip="rect(0.04547in, 0in, -0.04547in, 0in)" draw:stroke="none"/>
    </style:style>
    <style:style style:family="graphic" style:name="a284">
      <style:graphic-properties draw:fill="none" draw:stroke="solid" svg:stroke-width="0.01389in" svg:stroke-color="#000001" svg:stroke-opacity="20%" svg:stroke-linecap="butt"/>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Palatino Linotyp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Palatino Linotyp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draw:fill="none" draw:stroke="solid" svg:stroke-width="0.04167in" svg:stroke-color="#5fa534" svg:stroke-opacity="100%" svg:stroke-linecap="butt"/>
    </style:style>
    <style:style style:family="paragraph" style:name="a30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
      <style:drawing-page-properties draw:fill="gradient" draw:fill-gradient-name="a6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graphic-properties draw:fill="gradient" draw:fill-gradient-name="a63" draw:stroke="none"/>
    </style:style>
    <style:style style:family="paragraph" style:name="a30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parent-style-name="Graphics">
      <style:graphic-properties draw:fill="none" fo:clip="rect(0.04547in, 0in, -0.04547in, 0in)" draw:stroke="none"/>
    </style:style>
    <style:style style:family="graphic" style:name="a66">
      <style:graphic-properties draw:fill="none" draw:stroke="solid" svg:stroke-width="0.01389in" svg:stroke-color="#000001" svg:stroke-opacity="20%" svg:stroke-linecap="butt"/>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Palatino Linotyp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draw:fill="none" draw:stroke="solid" svg:stroke-width="0.04167in" svg:stroke-color="#5fa534" svg:stroke-opacity="100%" svg:stroke-linecap="butt"/>
    </style:style>
    <style:style style:family="paragraph" style:name="a16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2">
      <style:drawing-page-properties draw:fill="gradient" draw:fill-gradient-name="a321"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Palatino Linotyp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4">
      <style:graphic-properties draw:fill="gradient" draw:fill-gradient-name="a323" draw:stroke="none"/>
    </style:style>
    <style:style style:family="paragraph" style:name="a16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parent-style-name="Graphics">
      <style:graphic-properties draw:fill="none" fo:clip="rect(0.04547in, 0in, -0.04547in, 0in)" draw:stroke="non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6">
      <style:graphic-properties draw:fill="none" draw:stroke="solid" svg:stroke-width="0.01389in" svg:stroke-color="#000001" svg:stroke-opacity="20%" svg:stroke-linecap="butt"/>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Palatino Linotyp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
      <style:graphic-properties draw:fill="gradient" draw:fill-gradient-name="a2" draw:stroke="none"/>
    </style:style>
    <style:style style:family="graphic" style:name="a4" style:parent-style-name="Graphics">
      <style:graphic-properties draw:fill="none" fo:clip="rect(0.04547in, 0in, -0.04547in, 0in)" draw:stroke="non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Palatino Linotyp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Palatino Linotyp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top"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text" style:name="a175">
      <style:text-properties fo:font-variant="normal" fo:text-transform="none" fo:color="#5fa534" style:text-line-through-type="none" style:text-line-through-style="none" style:text-line-through-width="auto" style:text-line-through-color="font-color" style:text-position="0% 100%" fo:font-family="Palatino Linotyp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Palatino Linotype"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Palatino Linotyp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78">
      <style:graphic-properties draw:fill="none" draw:stroke="solid" svg:stroke-width="0.04167in" svg:stroke-color="#5fa534" svg:stroke-opacity="100%" svg:stroke-linecap="butt"/>
    </style:style>
    <text:list-style style:name="a22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4">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53">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5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3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3">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73">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7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91">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94">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3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5fa534" fo:font-family="Arial" style:font-family-generic="swiss" style:font-pitch="variable" fo:font-size="100%"/>
      </text:list-level-style-bullet>
      <text:list-level-style-bullet text:level="2" text:bullet-char="•">
        <style:list-level-properties text:space-before="0.5in" text:min-label-width="0.25in"/>
        <style:text-properties fo:color="#5fa534" fo:font-family="Arial" style:font-family-generic="swiss" style:font-pitch="variable" fo:font-size="100%"/>
      </text:list-level-style-bullet>
      <text:list-level-style-bullet text:level="3" text:bullet-char="•">
        <style:list-level-properties text:space-before="1in" text:min-label-width="0.25in"/>
        <style:text-properties fo:color="#5fa534" fo:font-family="Arial" style:font-family-generic="swiss" style:font-pitch="variable" fo:font-size="100%"/>
      </text:list-level-style-bullet>
      <text:list-level-style-bullet text:level="4" text:bullet-char="•">
        <style:list-level-properties text:space-before="1.5in" text:min-label-width="0.25in"/>
        <style:text-properties fo:color="#5fa534" fo:font-family="Arial" style:font-family-generic="swiss" style:font-pitch="variable" fo:font-size="100%"/>
      </text:list-level-style-bullet>
      <text:list-level-style-bullet text:level="5" text:bullet-char="•">
        <style:list-level-properties text:space-before="2in" text:min-label-width="0.25in"/>
        <style:text-properties fo:color="#5fa534" fo:font-family="Arial" style:font-family-generic="swiss" style:font-pitch="variable" fo:font-size="100%"/>
      </text:list-level-style-bullet>
      <text:list-level-style-bullet text:level="6" text:bullet-char="•">
        <style:list-level-properties text:space-before="2.5in" text:min-label-width="0.25in"/>
        <style:text-properties fo:color="#5fa534" fo:font-family="Arial" style:font-family-generic="swiss" style:font-pitch="variable" fo:font-size="100%"/>
      </text:list-level-style-bullet>
      <text:list-level-style-bullet text:level="7" text:bullet-char="•">
        <style:list-level-properties text:space-before="3in" text:min-label-width="0.25in"/>
        <style:text-properties fo:color="#5fa534" fo:font-family="Arial" style:font-family-generic="swiss" style:font-pitch="variable" fo:font-size="100%"/>
      </text:list-level-style-bullet>
      <text:list-level-style-bullet text:level="8" text:bullet-char="•">
        <style:list-level-properties text:space-before="3.5in" text:min-label-width="0.25in"/>
        <style:text-properties fo:color="#5fa534" fo:font-family="Arial" style:font-family-generic="swiss" style:font-pitch="variable" fo:font-size="100%"/>
      </text:list-level-style-bullet>
      <text:list-level-style-bullet text:level="9" text:bullet-char="•">
        <style:list-level-properties text:space-before="4in" text:min-label-width="0.25in"/>
        <style:text-properties fo:color="#5fa534" fo:font-family="Arial" style:font-family-generic="swiss" style:font-pitch="variable" fo:font-size="100%"/>
      </text:list-level-style-bullet>
    </text:list-style>
    <number:date-style xmlns:number="urn:oasis:names:tc:opendocument:xmlns:datastyle:1.0" style:name="a3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Gallery" style:page-layout-name="pageLayout1" draw:style-name="a1">
      <draw:custom-shape svg:x="0in" svg:y="2.20443in" svg:width="13.33333in" svg:height="4.50441in" draw:id="id0" draw:style-name="a3" draw:name="Rectangle 8">
        <svg:title/>
        <svg:desc/>
        <draw:enhanced-geometry xmlns:dr3d="urn:oasis:names:tc:opendocument:xmlns:dr3d:1.0" draw:type="non-primitive" svg:viewBox="0 0 21600 21600" draw:enhanced-path="M 0 0 L 21600 0 21600 21600 0 21600 Z N"/>
      </draw:custom-shape>
      <draw:frame draw:id="id1" draw:style-name="a4" draw:name="Picture 6" svg:x="0in" svg:y="6.71in" svg:width="13.33333in" svg:height="0.8125in" style:rel-width="scale" style:rel-height="scale">
        <draw:image xlink:href="media/image1.jpg" xlink:type="simple" xlink:show="embed" xlink:actuate="onLoad"/>
        <svg:title/>
        <svg:desc/>
      </draw:frame>
      <draw:frame draw:id="id2" presentation:style-name="a8" draw:name="Title Placeholder 1" svg:x="1.67836in" svg:y="0.87983in" svg:width="10.41137in" svg:height="1.14746in" presentation:class="title" presentation:placeholder="false">
        <draw:text-box>
          <text:p text:style-name="a7" text:class-names="" text:cond-style-name=""><text:span text:style-name="a5" text:class-names="">Click to edit Master title style</text:span><text:span text:style-name="a6" text:class-names=""/></text:p>
        </draw:text-box>
        <svg:title/>
        <svg:desc/>
      </draw:frame>
      <draw:frame draw:id="id3" presentation:style-name="a24" draw:name="Text Placeholder 2" svg:x="1.67836in" svg:y="2.20443in" svg:width="10.41137in" svg:height="3.77364in" presentation:class="outline" presentation:placeholder="false">
        <draw:text-box>
          <text:list text:style-name="a11">
            <text:list-item>
              <text:p text:style-name="a10" text:class-names="" text:cond-style-name=""><text:span text:style-name="a9" text:class-names="">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1" text:class-names="">Fifth level</text:span></text:p>
                            </text:list-item>
                          </text:list>
                        </text:list-item>
                      </text:list>
                    </text:list-item>
                  </text:list>
                </text:list-item>
              </text:list>
            </text:list-item>
          </text:list>
        </draw:text-box>
        <svg:title/>
        <svg:desc/>
      </draw:frame>
      <draw:frame draw:id="id4" presentation:style-name="a28" draw:name="Date Placeholder 3" svg:x="8.26131in" svg:y="0.3613in" svg:width="3.82843in" svg:height="0.33815in" presentation:class="date-time" presentation:placeholder="false">
        <draw:text-box>
          <text:p text:style-name="a27" text:class-names="" text:cond-style-name=""><text:span text:style-name="a25" text:class-names=""><text:date text:fixed="false" style:data-style-name="a26">1/1/2000</text:date></text:span></text:p>
        </draw:text-box>
        <svg:title/>
        <svg:desc/>
      </draw:frame>
      <draw:frame draw:id="id5" presentation:style-name="a31" draw:name="Footer Placeholder 4" svg:x="1.67836in" svg:y="0.36013in" svg:width="6.40389in" svg:height="0.33815in" presentation:class="footer" presentation:placeholder="false">
        <draw:text-box>
          <text:p text:style-name="a30" text:class-names="" text:cond-style-name=""><text:span text:style-name="a29" text:class-names=""/></text:p>
        </draw:text-box>
        <svg:title/>
        <svg:desc/>
      </draw:frame>
      <draw:frame draw:id="id6" presentation:style-name="a34" draw:name="Slide Number Placeholder 5" svg:x="0.525in" svg:y="0.87377in" svg:width="0.88694in" svg:height="0.55072in" presentation:class="page-number" presentation:placeholder="false">
        <draw:text-box>
          <text:p text:style-name="a33" text:class-names="" text:cond-style-name=""><text:span text:style-name="a32" text:class-names=""><text:page-number style:num-format="1" text:fixed="false">‹#›</text:page-number></text:span></text:p>
        </draw:text-box>
        <svg:title/>
        <svg:desc/>
      </draw:frame>
      <draw:connector draw:type="line" svg:x1="0in" svg:y1="6.71665in" svg:x2="13.33333in" svg:y2="6.71665in" draw:id="id7" draw:style-name="a35" draw:name="Straight Connector 11">
        <svg:title/>
        <svg:desc/>
      </draw:connector>
    </style:master-page>
    <style:master-page style:name="Master1-Layout1-title-Title-Slide" style:page-layout-name="pageLayout1" draw:style-name="a37">
      <draw:custom-shape svg:x="0in" svg:y="2.20443in" svg:width="13.33333in" svg:height="4.50441in" draw:id="id8" draw:layer="Master1-bg" draw:style-name="a39" draw:name="Rectangle 8">
        <svg:title/>
        <svg:desc/>
        <draw:enhanced-geometry xmlns:dr3d="urn:oasis:names:tc:opendocument:xmlns:dr3d:1.0" draw:type="non-primitive" svg:viewBox="0 0 21600 21600" draw:enhanced-path="M 0 0 L 21600 0 21600 21600 0 21600 Z N"/>
      </draw:custom-shape>
      <draw:frame draw:id="id9" draw:layer="Master1-bg" draw:style-name="a40" draw:name="Picture 9"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10" draw:layer="Master1-bg" draw:style-name="a41" draw:name="Straight Connector 10">
        <svg:title/>
        <svg:desc/>
      </draw:connector>
      <draw:frame draw:id="id11" presentation:style-name="a45" draw:name="Title 1" svg:x="2.72649in" svg:y="0.8774in" svg:width="9.36324in" svg:height="2.77934in" presentation:class="title" presentation:placeholder="false">
        <draw:text-box>
          <text:p text:style-name="a44" text:class-names="" text:cond-style-name=""><text:span text:style-name="a42" text:class-names="">Click to edit Master title style</text:span><text:span text:style-name="a43" text:class-names=""/></text:p>
        </draw:text-box>
        <svg:title/>
        <svg:desc/>
      </draw:frame>
      <draw:frame draw:id="id12" presentation:style-name="a49" draw:name="Subtitle 2" svg:x="2.72649in" svg:y="3.86177in" svg:width="9.36324in" svg:height="1.06914in" presentation:class="subtitle" presentation:placeholder="false">
        <draw:text-box>
          <text:p text:style-name="a48" text:class-names="" text:cond-style-name=""><text:span text:style-name="a46" text:class-names="">Click to edit Master subtitle style</text:span><text:span text:style-name="a47" text:class-names=""/></text:p>
        </draw:text-box>
        <svg:title/>
        <svg:desc/>
      </draw:frame>
      <draw:frame draw:id="id13" presentation:style-name="a53" draw:name="Date Placeholder 3" svg:x="8.26131in" svg:y="0.3613in" svg:width="3.82843in" svg:height="0.33815in" presentation:class="date-time" presentation:placeholder="false">
        <draw:text-box>
          <text:p text:style-name="a52" text:class-names="" text:cond-style-name=""><text:span text:style-name="a50" text:class-names=""><text:date text:fixed="false" style:data-style-name="a51">1/1/2000</text:date></text:span></text:p>
        </draw:text-box>
        <svg:title/>
        <svg:desc/>
      </draw:frame>
      <draw:frame draw:id="id14" presentation:style-name="a56" draw:name="Footer Placeholder 4" svg:x="2.72649in" svg:y="0.36013in" svg:width="5.35576in" svg:height="0.33815in" presentation:class="footer" presentation:placeholder="false">
        <draw:text-box>
          <text:p text:style-name="a55" text:class-names="" text:cond-style-name=""><text:span text:style-name="a54" text:class-names=""/></text:p>
        </draw:text-box>
        <svg:title/>
        <svg:desc/>
      </draw:frame>
      <draw:frame draw:id="id15" presentation:style-name="a59" draw:name="Slide Number Placeholder 5" svg:x="1.57225in" svg:y="0.87377in" svg:width="0.88694in" svg:height="0.55072in" presentation:class="page-number" presentation:placeholder="false">
        <draw:text-box>
          <text:p text:style-name="a58" text:class-names="" text:cond-style-name=""><text:span text:style-name="a57" text:class-names=""><text:page-number style:num-format="1" text:fixed="false">‹#›</text:page-number></text:span></text:p>
        </draw:text-box>
        <svg:title/>
        <svg:desc/>
      </draw:frame>
      <draw:connector draw:type="line" svg:x1="2.55319in" svg:y1="0.87377in" svg:x2="2.55319in" svg:y2="3.65675in" draw:id="id16" draw:style-name="a60" draw:name="Straight Connector 7">
        <svg:title/>
        <svg:desc/>
      </draw:connector>
    </style:master-page>
    <style:master-page style:name="Master1-Layout2-obj-Title-and-Content" style:page-layout-name="pageLayout1" draw:style-name="a62">
      <draw:custom-shape svg:x="0in" svg:y="2.20443in" svg:width="13.33333in" svg:height="4.50441in" draw:id="id17" draw:layer="Master1-bg" draw:style-name="a64" draw:name="Rectangle 8">
        <svg:title/>
        <svg:desc/>
        <draw:enhanced-geometry xmlns:dr3d="urn:oasis:names:tc:opendocument:xmlns:dr3d:1.0" draw:type="non-primitive" svg:viewBox="0 0 21600 21600" draw:enhanced-path="M 0 0 L 21600 0 21600 21600 0 21600 Z N"/>
      </draw:custom-shape>
      <draw:frame draw:id="id18" draw:layer="Master1-bg" draw:style-name="a65" draw:name="Picture 9"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19" draw:layer="Master1-bg" draw:style-name="a66" draw:name="Straight Connector 10">
        <svg:title/>
        <svg:desc/>
      </draw:connector>
      <draw:frame draw:id="id20" presentation:style-name="a70" draw:name="Title 1" svg:x="1.67836in" svg:y="0.87983in" svg:width="10.41137in" svg:height="1.14746in" presentation:class="title" presentation:placeholder="false">
        <draw:text-box>
          <text:p text:style-name="a69" text:class-names="" text:cond-style-name=""><text:span text:style-name="a67" text:class-names="">Click to edit Master title style</text:span><text:span text:style-name="a68" text:class-names=""/></text:p>
        </draw:text-box>
        <svg:title/>
        <svg:desc/>
      </draw:frame>
      <draw:frame draw:id="id21" presentation:style-name="a87" draw:name="Content Placeholder 2" svg:x="1.67836in" svg:y="2.20443in" svg:width="10.41137in" svg:height="3.77364in" presentation:class="object" presentation:placeholder="false">
        <draw:text-box>
          <text:list text:style-name="a73">
            <text:list-item>
              <text:p text:style-name="a72" text:class-names="" text:cond-style-name=""><text:span text:style-name="a71" text:class-names="">Edit Master text styles</text:span></text:p>
            </text:list-item>
          </text:list>
          <text:list text:style-name="a76">
            <text:list-item>
              <text:list text:style-name="a76">
                <text:list-item>
                  <text:p text:style-name="a75" text:class-names="" text:cond-style-name=""><text:span text:style-name="a74" text:class-names="">Second level</text:span></text:p>
                </text:list-item>
              </text:list>
            </text:list-item>
          </text:list>
          <text:list text:style-name="a79">
            <text:list-item>
              <text:list text:style-name="a79">
                <text:list-item>
                  <text:list text:style-name="a79">
                    <text:list-item>
                      <text:p text:style-name="a78" text:class-names="" text:cond-style-name=""><text:span text:style-name="a77" text:class-names="">Third level</text:span></text:p>
                    </text:list-item>
                  </text:list>
                </text:list-item>
              </text:list>
            </text:list-item>
          </text:list>
          <text:list text:style-name="a82">
            <text:list-item>
              <text:list text:style-name="a82">
                <text:list-item>
                  <text:list text:style-name="a82">
                    <text:list-item>
                      <text:list text:style-name="a82">
                        <text:list-item>
                          <text:p text:style-name="a81" text:class-names="" text:cond-style-name=""><text:span text:style-name="a80"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3" text:class-names="">Fifth level</text:span><text:span text:style-name="a84" text:class-names=""/></text:p>
                            </text:list-item>
                          </text:list>
                        </text:list-item>
                      </text:list>
                    </text:list-item>
                  </text:list>
                </text:list-item>
              </text:list>
            </text:list-item>
          </text:list>
        </draw:text-box>
        <svg:title/>
        <svg:desc/>
      </draw:frame>
      <draw:frame draw:id="id22" presentation:style-name="a91" draw:name="Date Placeholder 3" svg:x="8.26131in" svg:y="0.3613in" svg:width="3.82843in" svg:height="0.33815in" presentation:class="date-time" presentation:placeholder="false">
        <draw:text-box>
          <text:p text:style-name="a90" text:class-names="" text:cond-style-name=""><text:span text:style-name="a88" text:class-names=""><text:date text:fixed="false" style:data-style-name="a89">1/1/2000</text:date></text:span></text:p>
        </draw:text-box>
        <svg:title/>
        <svg:desc/>
      </draw:frame>
      <draw:frame draw:id="id23" presentation:style-name="a94" draw:name="Footer Placeholder 4" svg:x="1.67836in" svg:y="0.36013in" svg:width="6.40389in" svg:height="0.33815in" presentation:class="footer" presentation:placeholder="false">
        <draw:text-box>
          <text:p text:style-name="a93" text:class-names="" text:cond-style-name=""><text:span text:style-name="a92" text:class-names=""/></text:p>
        </draw:text-box>
        <svg:title/>
        <svg:desc/>
      </draw:frame>
      <draw:frame draw:id="id24" presentation:style-name="a97" draw:name="Slide Number Placeholder 5" svg:x="0.525in" svg:y="0.87377in" svg:width="0.88694in" svg:height="0.550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draw:connector draw:type="line" svg:x1="1.5001in" svg:y1="0.87377in" svg:x2="1.5001in" svg:y2="2.04084in" draw:id="id25" draw:style-name="a98" draw:name="Straight Connector 7">
        <svg:title/>
        <svg:desc/>
      </draw:connector>
    </style:master-page>
    <style:master-page style:name="Master1-Layout3-secHead-Section-Header" style:page-layout-name="pageLayout1" draw:style-name="a100">
      <draw:custom-shape svg:x="0in" svg:y="2.20443in" svg:width="13.33333in" svg:height="4.50441in" draw:id="id26" draw:layer="Master1-bg" draw:style-name="a102" draw:name="Rectangle 8">
        <svg:title/>
        <svg:desc/>
        <draw:enhanced-geometry xmlns:dr3d="urn:oasis:names:tc:opendocument:xmlns:dr3d:1.0" draw:type="non-primitive" svg:viewBox="0 0 21600 21600" draw:enhanced-path="M 0 0 L 21600 0 21600 21600 0 21600 Z N"/>
      </draw:custom-shape>
      <draw:frame draw:id="id27" draw:layer="Master1-bg" draw:style-name="a103" draw:name="Picture 9"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28" draw:layer="Master1-bg" draw:style-name="a104" draw:name="Straight Connector 10">
        <svg:title/>
        <svg:desc/>
      </draw:connector>
      <draw:frame draw:id="id29" presentation:style-name="a108" draw:name="Title 1" svg:x="1.67849in" svg:y="1.92053in" svg:width="9.36415in" svg:height="2.06469in" presentation:class="title" presentation:placeholder="false">
        <draw:text-box>
          <text:p text:style-name="a107" text:class-names="" text:cond-style-name=""><text:span text:style-name="a105" text:class-names="">Click to edit Master title style</text:span><text:span text:style-name="a106" text:class-names=""/></text:p>
        </draw:text-box>
        <svg:title/>
        <svg:desc/>
      </draw:frame>
      <draw:frame draw:id="id30" presentation:style-name="a112" draw:name="Text Placeholder 2" svg:x="1.67836in" svg:y="4.16251in" svg:width="9.35038in" svg:height="1.10775in" presentation:class="outline" presentation:placeholder="false">
        <draw:text-box>
          <text:list text:style-name="a111">
            <text:list-item>
              <text:p text:style-name="a110" text:class-names="" text:cond-style-name=""><text:span text:style-name="a109" text:class-names="">Edit Master text styles</text:span></text:p>
            </text:list-item>
          </text:list>
        </draw:text-box>
        <svg:title/>
        <svg:desc/>
      </draw:frame>
      <draw:frame draw:id="id31" presentation:style-name="a116" draw:name="Date Placeholder 3" svg:x="8.26131in" svg:y="0.3613in" svg:width="3.82843in" svg:height="0.33815in" presentation:class="date-time" presentation:placeholder="false">
        <draw:text-box>
          <text:p text:style-name="a115" text:class-names="" text:cond-style-name=""><text:span text:style-name="a113" text:class-names=""><text:date text:fixed="false" style:data-style-name="a114">1/1/2000</text:date></text:span></text:p>
        </draw:text-box>
        <svg:title/>
        <svg:desc/>
      </draw:frame>
      <draw:frame draw:id="id32" presentation:style-name="a119" draw:name="Footer Placeholder 4" svg:x="1.67836in" svg:y="0.36013in" svg:width="6.40389in" svg:height="0.33815in" presentation:class="footer" presentation:placeholder="false">
        <draw:text-box>
          <text:p text:style-name="a118" text:class-names="" text:cond-style-name=""><text:span text:style-name="a117" text:class-names=""/></text:p>
        </draw:text-box>
        <svg:title/>
        <svg:desc/>
      </draw:frame>
      <draw:frame draw:id="id33" presentation:style-name="a122" draw:name="Slide Number Placeholder 5" svg:x="0.525in" svg:y="0.87377in" svg:width="0.88694in" svg:height="0.55072in" presentation:class="page-number" presentation:placeholder="false">
        <draw:text-box>
          <text:p text:style-name="a121" text:class-names="" text:cond-style-name=""><text:span text:style-name="a120" text:class-names=""><text:page-number style:num-format="1" text:fixed="false">‹#›</text:page-number></text:span></text:p>
        </draw:text-box>
        <svg:title/>
        <svg:desc/>
      </draw:frame>
      <draw:connector draw:type="line" svg:x1="1.5001in" svg:y1="0.87377in" svg:x2="1.5001in" svg:y2="3.98521in" draw:id="id34" draw:style-name="a123" draw:name="Straight Connector 7">
        <svg:title/>
        <svg:desc/>
      </draw:connector>
    </style:master-page>
    <style:master-page style:name="Master1-Layout4-twoObj-Two-Content" style:page-layout-name="pageLayout1" draw:style-name="a125">
      <draw:custom-shape svg:x="0in" svg:y="2.20443in" svg:width="13.33333in" svg:height="4.50441in" draw:id="id35" draw:layer="Master1-bg" draw:style-name="a127" draw:name="Rectangle 9">
        <svg:title/>
        <svg:desc/>
        <draw:enhanced-geometry xmlns:dr3d="urn:oasis:names:tc:opendocument:xmlns:dr3d:1.0" draw:type="non-primitive" svg:viewBox="0 0 21600 21600" draw:enhanced-path="M 0 0 L 21600 0 21600 21600 0 21600 Z N"/>
      </draw:custom-shape>
      <draw:frame draw:id="id36" draw:layer="Master1-bg" draw:style-name="a128" draw:name="Picture 10"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37" draw:layer="Master1-bg" draw:style-name="a129" draw:name="Straight Connector 11">
        <svg:title/>
        <svg:desc/>
      </draw:connector>
      <draw:frame draw:id="id38" presentation:style-name="a133" draw:name="Title 1" svg:x="1.67836in" svg:y="0.88024in" svg:width="10.41137in" svg:height="1.15847in" presentation:class="title" presentation:placeholder="false">
        <draw:text-box>
          <text:p text:style-name="a132" text:class-names="" text:cond-style-name=""><text:span text:style-name="a130" text:class-names="">Click to edit Master title style</text:span><text:span text:style-name="a131" text:class-names=""/></text:p>
        </draw:text-box>
        <svg:title/>
        <svg:desc/>
      </draw:frame>
      <draw:frame draw:id="id39" presentation:style-name="a150" draw:name="Content Placeholder 2" svg:x="1.67836in" svg:y="2.19912in" svg:width="5.04in" svg:height="3.76in" presentation:class="object" presentation:placeholder="false">
        <draw:text-box>
          <text:list text:style-name="a136">
            <text:list-item>
              <text:p text:style-name="a135" text:class-names="" text:cond-style-name=""><text:span text:style-name="a134" text:class-names="">Edit Master text styles</text:span></text:p>
            </text:list-item>
          </text:list>
          <text:list text:style-name="a139">
            <text:list-item>
              <text:list text:style-name="a139">
                <text:list-item>
                  <text:p text:style-name="a138" text:class-names="" text:cond-style-name=""><text:span text:style-name="a137" text:class-names="">Second level</text:span></text:p>
                </text:list-item>
              </text:list>
            </text:list-item>
          </text:list>
          <text:list text:style-name="a142">
            <text:list-item>
              <text:list text:style-name="a142">
                <text:list-item>
                  <text:list text:style-name="a142">
                    <text:list-item>
                      <text:p text:style-name="a141" text:class-names="" text:cond-style-name=""><text:span text:style-name="a140" text:class-names="">Third level</text:span></text:p>
                    </text:list-item>
                  </text:list>
                </text:list-item>
              </text:list>
            </text:list-item>
          </text:list>
          <text:list text:style-name="a145">
            <text:list-item>
              <text:list text:style-name="a145">
                <text:list-item>
                  <text:list text:style-name="a145">
                    <text:list-item>
                      <text:list text:style-name="a145">
                        <text:list-item>
                          <text:p text:style-name="a144" text:class-names="" text:cond-style-name=""><text:span text:style-name="a143" text:class-names="">Fourth level</text:span></text:p>
                        </text:list-item>
                      </text:list>
                    </text:list-item>
                  </text:list>
                </text:list-item>
              </text:list>
            </text:list-item>
          </text:list>
          <text:list text:style-name="a149">
            <text:list-item>
              <text:list text:style-name="a149">
                <text:list-item>
                  <text:list text:style-name="a149">
                    <text:list-item>
                      <text:list text:style-name="a149">
                        <text:list-item>
                          <text:list text:style-name="a149">
                            <text:list-item>
                              <text:p text:style-name="a148" text:class-names="" text:cond-style-name=""><text:span text:style-name="a146" text:class-names="">Fifth level</text:span><text:span text:style-name="a147" text:class-names=""/></text:p>
                            </text:list-item>
                          </text:list>
                        </text:list-item>
                      </text:list>
                    </text:list-item>
                  </text:list>
                </text:list-item>
              </text:list>
            </text:list-item>
          </text:list>
        </draw:text-box>
        <svg:title/>
        <svg:desc/>
      </draw:frame>
      <draw:frame draw:id="id40" presentation:style-name="a167" draw:name="Content Placeholder 3" svg:x="7.05905in" svg:y="2.20619in" svg:width="5.03514in" svg:height="3.76369in" presentation:class="object" presentation:placeholder="false">
        <draw:text-box>
          <text:list text:style-name="a153">
            <text:list-item>
              <text:p text:style-name="a152" text:class-names="" text:cond-style-name=""><text:span text:style-name="a151" text:class-names="">Edit Master text styles</text:span></text:p>
            </text:list-item>
          </text:list>
          <text:list text:style-name="a156">
            <text:list-item>
              <text:list text:style-name="a156">
                <text:list-item>
                  <text:p text:style-name="a155" text:class-names="" text:cond-style-name=""><text:span text:style-name="a154" text:class-names="">Second level</text:span></text:p>
                </text:list-item>
              </text:list>
            </text:list-item>
          </text:list>
          <text:list text:style-name="a159">
            <text:list-item>
              <text:list text:style-name="a159">
                <text:list-item>
                  <text:list text:style-name="a159">
                    <text:list-item>
                      <text:p text:style-name="a158" text:class-names="" text:cond-style-name=""><text:span text:style-name="a157" text:class-names="">Third level</text:span></text:p>
                    </text:list-item>
                  </text:list>
                </text:list-item>
              </text:list>
            </text:list-item>
          </text:list>
          <text:list text:style-name="a162">
            <text:list-item>
              <text:list text:style-name="a162">
                <text:list-item>
                  <text:list text:style-name="a162">
                    <text:list-item>
                      <text:list text:style-name="a162">
                        <text:list-item>
                          <text:p text:style-name="a161" text:class-names="" text:cond-style-name=""><text:span text:style-name="a160"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3" text:class-names="">Fifth level</text:span><text:span text:style-name="a164" text:class-names=""/></text:p>
                            </text:list-item>
                          </text:list>
                        </text:list-item>
                      </text:list>
                    </text:list-item>
                  </text:list>
                </text:list-item>
              </text:list>
            </text:list-item>
          </text:list>
        </draw:text-box>
        <svg:title/>
        <svg:desc/>
      </draw:frame>
      <draw:frame draw:id="id41" presentation:style-name="a171" draw:name="Date Placeholder 4" svg:x="8.26131in" svg:y="0.3613in" svg:width="3.82843in" svg:height="0.33815in" presentation:class="date-time" presentation:placeholder="false">
        <draw:text-box>
          <text:p text:style-name="a170" text:class-names="" text:cond-style-name=""><text:span text:style-name="a168" text:class-names=""><text:date text:fixed="false" style:data-style-name="a169">1/1/2000</text:date></text:span></text:p>
        </draw:text-box>
        <svg:title/>
        <svg:desc/>
      </draw:frame>
      <draw:frame draw:id="id42" presentation:style-name="a174" draw:name="Footer Placeholder 5" svg:x="1.67836in" svg:y="0.36013in" svg:width="6.40389in" svg:height="0.33815in" presentation:class="footer" presentation:placeholder="false">
        <draw:text-box>
          <text:p text:style-name="a173" text:class-names="" text:cond-style-name=""><text:span text:style-name="a172" text:class-names=""/></text:p>
        </draw:text-box>
        <svg:title/>
        <svg:desc/>
      </draw:frame>
      <draw:frame draw:id="id43" presentation:style-name="a177" draw:name="Slide Number Placeholder 6" svg:x="0.525in" svg:y="0.87377in" svg:width="0.88694in" svg:height="0.55072in" presentation:class="page-number" presentation:placeholder="false">
        <draw:text-box>
          <text:p text:style-name="a176" text:class-names="" text:cond-style-name=""><text:span text:style-name="a175" text:class-names=""><text:page-number style:num-format="1" text:fixed="false">‹#›</text:page-number></text:span></text:p>
        </draw:text-box>
        <svg:title/>
        <svg:desc/>
      </draw:frame>
      <draw:connector draw:type="line" svg:x1="1.5001in" svg:y1="0.87377in" svg:x2="1.5001in" svg:y2="2.04084in" draw:id="id44" draw:style-name="a178" draw:name="Straight Connector 8">
        <svg:title/>
        <svg:desc/>
      </draw:connector>
    </style:master-page>
    <style:master-page style:name="Master1-Layout5-twoTxTwoObj-Comparison" style:page-layout-name="pageLayout1" draw:style-name="a180">
      <draw:custom-shape svg:x="0in" svg:y="2.20443in" svg:width="13.33333in" svg:height="4.50441in" draw:id="id45" draw:layer="Master1-bg" draw:style-name="a182" draw:name="Rectangle 11">
        <svg:title/>
        <svg:desc/>
        <draw:enhanced-geometry xmlns:dr3d="urn:oasis:names:tc:opendocument:xmlns:dr3d:1.0" draw:type="non-primitive" svg:viewBox="0 0 21600 21600" draw:enhanced-path="M 0 0 L 21600 0 21600 21600 0 21600 Z N"/>
      </draw:custom-shape>
      <draw:frame draw:id="id46" draw:layer="Master1-bg" draw:style-name="a183" draw:name="Picture 12"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47" draw:layer="Master1-bg" draw:style-name="a184" draw:name="Straight Connector 13">
        <svg:title/>
        <svg:desc/>
      </draw:connector>
      <draw:frame draw:id="id48" presentation:style-name="a188" draw:name="Title 1" svg:x="1.67836in" svg:y="0.87944in" svg:width="10.41137in" svg:height="1.1552in" presentation:class="title" presentation:placeholder="false">
        <draw:text-box>
          <text:p text:style-name="a187" text:class-names="" text:cond-style-name=""><text:span text:style-name="a185" text:class-names="">Click to edit Master title style</text:span><text:span text:style-name="a186" text:class-names=""/></text:p>
        </draw:text-box>
        <svg:title/>
        <svg:desc/>
      </draw:frame>
      <draw:frame draw:id="id49" presentation:style-name="a192" draw:name="Text Placeholder 2" svg:x="1.67836in" svg:y="2.20861in" svg:width="5.04in" svg:height="0.87702in" presentation:class="outline" presentation:placeholder="false">
        <draw:text-box>
          <text:list text:style-name="a191">
            <text:list-item>
              <text:p text:style-name="a190" text:class-names="" text:cond-style-name=""><text:span text:style-name="a189" text:class-names="">Edit Master text styles</text:span></text:p>
            </text:list-item>
          </text:list>
        </draw:text-box>
        <svg:title/>
        <svg:desc/>
      </draw:frame>
      <draw:frame draw:id="id50" presentation:style-name="a209" draw:name="Content Placeholder 3" svg:x="1.67836in" svg:y="3.08866in" svg:width="5.04in" svg:height="2.89201in" presentation:class="object" presentation:placeholder="false">
        <draw:text-box>
          <text:list text:style-name="a195">
            <text:list-item>
              <text:p text:style-name="a194" text:class-names="" text:cond-style-name=""><text:span text:style-name="a193" text:class-names="">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51" presentation:style-name="a213" draw:name="Text Placeholder 4" svg:x="7.05905in" svg:y="2.21238in" svg:width="5.04in" svg:height="0.87734in" presentation:class="outline" presentation:placeholder="false">
        <draw:text-box>
          <text:list text:style-name="a212">
            <text:list-item>
              <text:p text:style-name="a211" text:class-names="" text:cond-style-name=""><text:span text:style-name="a210" text:class-names="">Edit Master text styles</text:span></text:p>
            </text:list-item>
          </text:list>
        </draw:text-box>
        <svg:title/>
        <svg:desc/>
      </draw:frame>
      <draw:frame draw:id="id52" presentation:style-name="a230" draw:name="Content Placeholder 5" svg:x="7.05905in" svg:y="3.08562in" svg:width="5.04in" svg:height="2.88426in" presentation:class="object" presentation:placeholder="false">
        <draw:text-box>
          <text:list text:style-name="a216">
            <text:list-item>
              <text:p text:style-name="a215" text:class-names="" text:cond-style-name=""><text:span text:style-name="a214" text:class-names="">Edit Master text styles</text:span></text:p>
            </text:list-item>
          </text:list>
          <text:list text:style-name="a219">
            <text:list-item>
              <text:list text:style-name="a219">
                <text:list-item>
                  <text:p text:style-name="a218" text:class-names="" text:cond-style-name=""><text:span text:style-name="a217" text:class-names="">Second level</text:span></text:p>
                </text:list-item>
              </text:list>
            </text:list-item>
          </text:list>
          <text:list text:style-name="a222">
            <text:list-item>
              <text:list text:style-name="a222">
                <text:list-item>
                  <text:list text:style-name="a222">
                    <text:list-item>
                      <text:p text:style-name="a221" text:class-names="" text:cond-style-name=""><text:span text:style-name="a220" text:class-names="">Third level</text:span></text:p>
                    </text:list-item>
                  </text:list>
                </text:list-item>
              </text:list>
            </text:list-item>
          </text:list>
          <text:list text:style-name="a225">
            <text:list-item>
              <text:list text:style-name="a225">
                <text:list-item>
                  <text:list text:style-name="a225">
                    <text:list-item>
                      <text:list text:style-name="a225">
                        <text:list-item>
                          <text:p text:style-name="a224" text:class-names="" text:cond-style-name=""><text:span text:style-name="a223" text:class-names="">Fourth level</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6" text:class-names="">Fifth level</text:span><text:span text:style-name="a227" text:class-names=""/></text:p>
                            </text:list-item>
                          </text:list>
                        </text:list-item>
                      </text:list>
                    </text:list-item>
                  </text:list>
                </text:list-item>
              </text:list>
            </text:list-item>
          </text:list>
        </draw:text-box>
        <svg:title/>
        <svg:desc/>
      </draw:frame>
      <draw:frame draw:id="id53" presentation:style-name="a234" draw:name="Date Placeholder 6" svg:x="8.26131in" svg:y="0.3613in" svg:width="3.82843in" svg:height="0.33815in" presentation:class="date-time" presentation:placeholder="false">
        <draw:text-box>
          <text:p text:style-name="a233" text:class-names="" text:cond-style-name=""><text:span text:style-name="a231" text:class-names=""><text:date text:fixed="false" style:data-style-name="a232">1/1/2000</text:date></text:span></text:p>
        </draw:text-box>
        <svg:title/>
        <svg:desc/>
      </draw:frame>
      <draw:frame draw:id="id54" presentation:style-name="a237" draw:name="Footer Placeholder 7" svg:x="1.67836in" svg:y="0.36013in" svg:width="6.40389in" svg:height="0.33815in" presentation:class="footer" presentation:placeholder="false">
        <draw:text-box>
          <text:p text:style-name="a236" text:class-names="" text:cond-style-name=""><text:span text:style-name="a235" text:class-names=""/></text:p>
        </draw:text-box>
        <svg:title/>
        <svg:desc/>
      </draw:frame>
      <draw:frame draw:id="id55" presentation:style-name="a240" draw:name="Slide Number Placeholder 8" svg:x="0.525in" svg:y="0.87377in" svg:width="0.88694in" svg:height="0.55072in" presentation:class="page-number" presentation:placeholder="false">
        <draw:text-box>
          <text:p text:style-name="a239" text:class-names="" text:cond-style-name=""><text:span text:style-name="a238" text:class-names=""><text:page-number style:num-format="1" text:fixed="false">‹#›</text:page-number></text:span></text:p>
        </draw:text-box>
        <svg:title/>
        <svg:desc/>
      </draw:frame>
      <draw:connector draw:type="line" svg:x1="1.5001in" svg:y1="0.87377in" svg:x2="1.5001in" svg:y2="2.04084in" draw:id="id56" draw:style-name="a241" draw:name="Straight Connector 10">
        <svg:title/>
        <svg:desc/>
      </draw:connector>
    </style:master-page>
    <style:master-page style:name="Master1-Layout6-titleOnly-Title-Only" style:page-layout-name="pageLayout1" draw:style-name="a243">
      <draw:custom-shape svg:x="0in" svg:y="2.20443in" svg:width="13.33333in" svg:height="4.50441in" draw:id="id57" draw:layer="Master1-bg" draw:style-name="a245" draw:name="Rectangle 7">
        <svg:title/>
        <svg:desc/>
        <draw:enhanced-geometry xmlns:dr3d="urn:oasis:names:tc:opendocument:xmlns:dr3d:1.0" draw:type="non-primitive" svg:viewBox="0 0 21600 21600" draw:enhanced-path="M 0 0 L 21600 0 21600 21600 0 21600 Z N"/>
      </draw:custom-shape>
      <draw:frame draw:id="id58" draw:layer="Master1-bg" draw:style-name="a246" draw:name="Picture 8"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59" draw:layer="Master1-bg" draw:style-name="a247" draw:name="Straight Connector 9">
        <svg:title/>
        <svg:desc/>
      </draw:connector>
      <draw:frame draw:id="id60" presentation:style-name="a251" draw:name="Title 1" svg:x="1.67836in" svg:y="0.87983in" svg:width="10.41137in" svg:height="1.14746in" presentation:class="title" presentation:placeholder="false">
        <draw:text-box>
          <text:p text:style-name="a250" text:class-names="" text:cond-style-name=""><text:span text:style-name="a248" text:class-names="">Click to edit Master title style</text:span><text:span text:style-name="a249" text:class-names=""/></text:p>
        </draw:text-box>
        <svg:title/>
        <svg:desc/>
      </draw:frame>
      <draw:frame draw:id="id61" presentation:style-name="a255" draw:name="Date Placeholder 2" svg:x="8.26131in" svg:y="0.3613in" svg:width="3.82843in" svg:height="0.33815in" presentation:class="date-time" presentation:placeholder="false">
        <draw:text-box>
          <text:p text:style-name="a254" text:class-names="" text:cond-style-name=""><text:span text:style-name="a252" text:class-names=""><text:date text:fixed="false" style:data-style-name="a253">1/1/2000</text:date></text:span></text:p>
        </draw:text-box>
        <svg:title/>
        <svg:desc/>
      </draw:frame>
      <draw:frame draw:id="id62" presentation:style-name="a258" draw:name="Footer Placeholder 3" svg:x="1.67836in" svg:y="0.36013in" svg:width="6.40389in" svg:height="0.33815in" presentation:class="footer" presentation:placeholder="false">
        <draw:text-box>
          <text:p text:style-name="a257" text:class-names="" text:cond-style-name=""><text:span text:style-name="a256" text:class-names=""/></text:p>
        </draw:text-box>
        <svg:title/>
        <svg:desc/>
      </draw:frame>
      <draw:frame draw:id="id63" presentation:style-name="a261" draw:name="Slide Number Placeholder 4" svg:x="0.525in" svg:y="0.87377in" svg:width="0.88694in" svg:height="0.55072in" presentation:class="page-number" presentation:placeholder="false">
        <draw:text-box>
          <text:p text:style-name="a260" text:class-names="" text:cond-style-name=""><text:span text:style-name="a259" text:class-names=""><text:page-number style:num-format="1" text:fixed="false">‹#›</text:page-number></text:span></text:p>
        </draw:text-box>
        <svg:title/>
        <svg:desc/>
      </draw:frame>
      <draw:connector draw:type="line" svg:x1="1.5001in" svg:y1="0.87377in" svg:x2="1.5001in" svg:y2="2.04084in" draw:id="id64" draw:style-name="a262" draw:name="Straight Connector 6">
        <svg:title/>
        <svg:desc/>
      </draw:connector>
    </style:master-page>
    <style:master-page style:name="Master1-Layout7-blank-Blank" style:page-layout-name="pageLayout1" draw:style-name="a264">
      <draw:custom-shape svg:x="0in" svg:y="2.20443in" svg:width="13.33333in" svg:height="4.50441in" draw:id="id65" draw:layer="Master1-bg" draw:style-name="a266" draw:name="Rectangle 4">
        <svg:title/>
        <svg:desc/>
        <draw:enhanced-geometry xmlns:dr3d="urn:oasis:names:tc:opendocument:xmlns:dr3d:1.0" draw:type="non-primitive" svg:viewBox="0 0 21600 21600" draw:enhanced-path="M 0 0 L 21600 0 21600 21600 0 21600 Z N"/>
      </draw:custom-shape>
      <draw:frame draw:id="id66" draw:layer="Master1-bg" draw:style-name="a267" draw:name="Picture 5"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67" draw:layer="Master1-bg" draw:style-name="a268" draw:name="Straight Connector 6">
        <svg:title/>
        <svg:desc/>
      </draw:connector>
      <draw:frame draw:id="id68" presentation:style-name="a272" draw:name="Date Placeholder 1" svg:x="8.26131in" svg:y="0.3613in" svg:width="3.82843in" svg:height="0.33815in" presentation:class="date-time" presentation:placeholder="false">
        <draw:text-box>
          <text:p text:style-name="a271" text:class-names="" text:cond-style-name=""><text:span text:style-name="a269" text:class-names=""><text:date text:fixed="false" style:data-style-name="a270">1/1/2000</text:date></text:span></text:p>
        </draw:text-box>
        <svg:title/>
        <svg:desc/>
      </draw:frame>
      <draw:frame draw:id="id69" presentation:style-name="a275" draw:name="Footer Placeholder 2" svg:x="1.67836in" svg:y="0.36013in" svg:width="6.40389in" svg:height="0.33815in" presentation:class="footer" presentation:placeholder="false">
        <draw:text-box>
          <text:p text:style-name="a274" text:class-names="" text:cond-style-name=""><text:span text:style-name="a273" text:class-names=""/></text:p>
        </draw:text-box>
        <svg:title/>
        <svg:desc/>
      </draw:frame>
      <draw:frame draw:id="id70" presentation:style-name="a278" draw:name="Slide Number Placeholder 3" svg:x="0.525in" svg:y="0.87377in" svg:width="0.88694in" svg:height="0.55072in" presentation:class="page-number" presentation:placeholder="false">
        <draw:text-box>
          <text:p text:style-name="a277" text:class-names="" text:cond-style-name=""><text:span text:style-name="a276" text:class-names=""><text:page-number style:num-format="1" text:fixed="false">‹#›</text:page-number></text:span></text:p>
        </draw:text-box>
        <svg:title/>
        <svg:desc/>
      </draw:frame>
    </style:master-page>
    <style:master-page style:name="Master1-Layout8-objTx-Content-with-Caption" style:page-layout-name="pageLayout1" draw:style-name="a280">
      <draw:custom-shape svg:x="0in" svg:y="2.20443in" svg:width="13.33333in" svg:height="4.50441in" draw:id="id71" draw:layer="Master1-bg" draw:style-name="a282" draw:name="Rectangle 9">
        <svg:title/>
        <svg:desc/>
        <draw:enhanced-geometry xmlns:dr3d="urn:oasis:names:tc:opendocument:xmlns:dr3d:1.0" draw:type="non-primitive" svg:viewBox="0 0 21600 21600" draw:enhanced-path="M 0 0 L 21600 0 21600 21600 0 21600 Z N"/>
      </draw:custom-shape>
      <draw:frame draw:id="id72" draw:layer="Master1-bg" draw:style-name="a283" draw:name="Picture 10"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73" draw:layer="Master1-bg" draw:style-name="a284" draw:name="Straight Connector 11">
        <svg:title/>
        <svg:desc/>
      </draw:connector>
      <draw:frame draw:id="id74" presentation:style-name="a288" draw:name="Title 1" svg:x="1.6783in" svg:y="0.87377in" svg:width="3.48111in" svg:height="2.45748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75" presentation:style-name="a305" draw:name="Content Placeholder 2" svg:x="5.51587in" svg:y="0.87377in" svg:width="6.57532in" svg:height="5.09495in" presentation:class="object" presentation:placeholder="false">
        <draw:text-box>
          <text:list text:style-name="a291">
            <text:list-item>
              <text:p text:style-name="a290" text:class-names="" text:cond-style-name=""><text:span text:style-name="a289" text:class-names="">Edit Master text styles</text:span></text:p>
            </text:list-item>
          </text:list>
          <text:list text:style-name="a294">
            <text:list-item>
              <text:list text:style-name="a294">
                <text:list-item>
                  <text:p text:style-name="a293" text:class-names="" text:cond-style-name=""><text:span text:style-name="a292" text:class-names="">Second level</text:span></text:p>
                </text:list-item>
              </text:list>
            </text:list-item>
          </text:list>
          <text:list text:style-name="a297">
            <text:list-item>
              <text:list text:style-name="a297">
                <text:list-item>
                  <text:list text:style-name="a297">
                    <text:list-item>
                      <text:p text:style-name="a296" text:class-names="" text:cond-style-name=""><text:span text:style-name="a295" text:class-names="">Third level</text:span></text:p>
                    </text:list-item>
                  </text:list>
                </text:list-item>
              </text:list>
            </text:list-item>
          </text:list>
          <text:list text:style-name="a300">
            <text:list-item>
              <text:list text:style-name="a300">
                <text:list-item>
                  <text:list text:style-name="a300">
                    <text:list-item>
                      <text:list text:style-name="a300">
                        <text:list-item>
                          <text:p text:style-name="a299" text:class-names="" text:cond-style-name=""><text:span text:style-name="a298" text:class-names="">Fourth le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1" text:class-names="">Fifth level</text:span><text:span text:style-name="a302" text:class-names=""/></text:p>
                            </text:list-item>
                          </text:list>
                        </text:list-item>
                      </text:list>
                    </text:list-item>
                  </text:list>
                </text:list-item>
              </text:list>
            </text:list-item>
          </text:list>
        </draw:text-box>
        <svg:title/>
        <svg:desc/>
      </draw:frame>
      <draw:frame draw:id="id76" presentation:style-name="a309" draw:name="Text Placeholder 3" svg:x="1.67836in" svg:y="3.50557in" svg:width="3.48315in" svg:height="2.45864in" presentation:class="outline" presentation:placeholder="false">
        <draw:text-box>
          <text:list text:style-name="a308">
            <text:list-item>
              <text:p text:style-name="a307" text:class-names="" text:cond-style-name=""><text:span text:style-name="a306" text:class-names="">Edit Master text styles</text:span></text:p>
            </text:list-item>
          </text:list>
        </draw:text-box>
        <svg:title/>
        <svg:desc/>
      </draw:frame>
      <draw:frame draw:id="id77" presentation:style-name="a313" draw:name="Date Placeholder 4" svg:x="8.26131in" svg:y="0.3613in" svg:width="3.82843in" svg:height="0.33815in" presentation:class="date-time" presentation:placeholder="false">
        <draw:text-box>
          <text:p text:style-name="a312" text:class-names="" text:cond-style-name=""><text:span text:style-name="a310" text:class-names=""><text:date text:fixed="false" style:data-style-name="a311">1/1/2000</text:date></text:span></text:p>
        </draw:text-box>
        <svg:title/>
        <svg:desc/>
      </draw:frame>
      <draw:frame draw:id="id78" presentation:style-name="a316" draw:name="Footer Placeholder 5" svg:x="1.67836in" svg:y="0.36013in" svg:width="6.40389in" svg:height="0.33815in" presentation:class="footer" presentation:placeholder="false">
        <draw:text-box>
          <text:p text:style-name="a315" text:class-names="" text:cond-style-name=""><text:span text:style-name="a314" text:class-names=""/></text:p>
        </draw:text-box>
        <svg:title/>
        <svg:desc/>
      </draw:frame>
      <draw:frame draw:id="id79" presentation:style-name="a319" draw:name="Slide Number Placeholder 6" svg:x="0.525in" svg:y="0.87377in" svg:width="0.88694in" svg:height="0.55072in" presentation:class="page-number" presentation:placeholder="false">
        <draw:text-box>
          <text:p text:style-name="a318" text:class-names="" text:cond-style-name=""><text:span text:style-name="a317" text:class-names=""><text:page-number style:num-format="1" text:fixed="false">‹#›</text:page-number></text:span></text:p>
        </draw:text-box>
        <svg:title/>
        <svg:desc/>
      </draw:frame>
      <draw:connector draw:type="line" svg:x1="1.5001in" svg:y1="0.87377in" svg:x2="1.5001in" svg:y2="3.33124in" draw:id="id80" draw:style-name="a320" draw:name="Straight Connector 8">
        <svg:title/>
        <svg:desc/>
      </draw:connector>
    </style:master-page>
    <style:master-page style:name="Master1-Layout9-picTx-Picture-with-Caption" style:page-layout-name="pageLayout1" draw:style-name="a322">
      <draw:custom-shape svg:x="0in" svg:y="2.20443in" svg:width="13.33333in" svg:height="4.50441in" draw:id="id81" draw:layer="Master1-bg" draw:style-name="a324" draw:name="Rectangle 11">
        <svg:title/>
        <svg:desc/>
        <draw:enhanced-geometry xmlns:dr3d="urn:oasis:names:tc:opendocument:xmlns:dr3d:1.0" draw:type="non-primitive" svg:viewBox="0 0 21600 21600" draw:enhanced-path="M 0 0 L 21600 0 21600 21600 0 21600 Z N"/>
      </draw:custom-shape>
      <draw:frame draw:id="id82" draw:layer="Master1-bg" draw:style-name="a325" draw:name="Picture 12"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83" draw:layer="Master1-bg" draw:style-name="a326" draw:name="Straight Connector 14">
        <svg:title/>
        <svg:desc/>
      </draw:connector>
      <draw:g draw:name="Group 7" draw:id="id84">
        <svg:title/>
        <svg:desc/>
        <draw:custom-shape svg:x="8.17737in" svg:y="0.52731in" svg:width="4.45596in" svg:height="5.63113in" draw:id="id92" draw:style-name="a351" draw:name="Rectangle 17">
          <svg:title/>
          <svg:desc/>
          <draw:enhanced-geometry xmlns:dr3d="urn:oasis:names:tc:opendocument:xmlns:dr3d:1.0" draw:type="non-primitive" svg:viewBox="0 0 21600 21600" draw:enhanced-path="M 0 0 L 21600 0 21600 21600 0 21600 Z N"/>
        </draw:custom-shape>
        <draw:custom-shape svg:x="8.51974in" svg:y="0.88857in" svg:width="3.77328in" svg:height="4.88457in" draw:id="id93" draw:style-name="a353" draw:name="Rectangle 18">
          <svg:title/>
          <svg:desc/>
          <draw:enhanced-geometry xmlns:dr3d="urn:oasis:names:tc:opendocument:xmlns:dr3d:1.0" draw:type="non-primitive" svg:viewBox="0 0 21600 21600" draw:enhanced-path="M 0 0 L 21600 0 21600 21600 0 21600 Z N"/>
        </draw:custom-shape>
      </draw:g>
      <draw:frame draw:id="id85" presentation:style-name="a330" draw:name="Title 1" svg:x="1.67946in" svg:y="1.23525in" svg:width="5.95783in" svg:height="2.0019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86" presentation:style-name="a334" draw:name="Picture Placeholder 2" svg:x="8.88494in" svg:y="1.22763in" svg:width="3.05246in" svg:height="4.22827in" presentation:class="graphic" presentation:placeholder="false">
        <draw:text-box>
          <text:p text:style-name="a333" text:class-names="" text:cond-style-name=""><text:span text:style-name="a331" text:class-names="">Click icon to add picture</text:span><text:span text:style-name="a332" text:class-names=""/></text:p>
        </draw:text-box>
        <svg:title/>
        <svg:desc/>
      </draw:frame>
      <draw:frame draw:id="id87" presentation:style-name="a338" draw:name="Text Placeholder 3" svg:x="1.67836in" svg:y="3.4405in" svg:width="5.9493in" svg:height="2.19132in" presentation:class="outline" presentation:placeholder="false">
        <draw:text-box>
          <text:list text:style-name="a337">
            <text:list-item>
              <text:p text:style-name="a336" text:class-names="" text:cond-style-name=""><text:span text:style-name="a335" text:class-names="">Edit Master text styles</text:span></text:p>
            </text:list-item>
          </text:list>
        </draw:text-box>
        <svg:title/>
        <svg:desc/>
      </draw:frame>
      <draw:frame draw:id="id88" presentation:style-name="a342" draw:name="Date Placeholder 4" svg:x="1.67836in" svg:y="5.98191in" svg:width="5.9493in" svg:height="0.35009in" presentation:class="date-time" presentation:placeholder="false">
        <draw:text-box>
          <text:p text:style-name="a341" text:class-names="" text:cond-style-name=""><text:span text:style-name="a339" text:class-names=""><text:date text:fixed="false" style:data-style-name="a340">1/1/2000</text:date></text:span></text:p>
        </draw:text-box>
        <svg:title/>
        <svg:desc/>
      </draw:frame>
      <draw:frame draw:id="id89" presentation:style-name="a345" draw:name="Footer Placeholder 5" svg:x="1.6786in" svg:y="0.34847in" svg:width="5.96399in" svg:height="0.35097in" presentation:class="footer" presentation:placeholder="false">
        <draw:text-box>
          <text:p text:style-name="a344" text:class-names="" text:cond-style-name=""><text:span text:style-name="a343" text:class-names=""/></text:p>
        </draw:text-box>
        <svg:title/>
        <svg:desc/>
      </draw:frame>
      <draw:frame draw:id="id90" presentation:style-name="a348" draw:name="Slide Number Placeholder 6" svg:x="0.525in" svg:y="0.87377in" svg:width="0.88694in" svg:height="0.55072in" presentation:class="page-number" presentation:placeholder="false">
        <draw:text-box>
          <text:p text:style-name="a347" text:class-names="" text:cond-style-name=""><text:span text:style-name="a346" text:class-names=""><text:page-number style:num-format="1" text:fixed="false">‹#›</text:page-number></text:span></text:p>
        </draw:text-box>
        <svg:title/>
        <svg:desc/>
      </draw:frame>
      <draw:connector draw:type="line" svg:x1="1.5001in" svg:y1="0.87377in" svg:x2="1.5001in" svg:y2="3.2372in" draw:id="id91" draw:style-name="a349" draw:name="Straight Connector 13">
        <svg:title/>
        <svg:desc/>
      </draw:connector>
    </style:master-page>
    <style:master-page style:name="Master1-Layout10-vertTx-Title-and-Vertical-Text" style:page-layout-name="pageLayout1" draw:style-name="a355">
      <draw:custom-shape svg:x="0in" svg:y="2.20443in" svg:width="13.33333in" svg:height="4.50441in" draw:id="id94" draw:layer="Master1-bg" draw:style-name="a357" draw:name="Rectangle 8">
        <svg:title/>
        <svg:desc/>
        <draw:enhanced-geometry xmlns:dr3d="urn:oasis:names:tc:opendocument:xmlns:dr3d:1.0" draw:type="non-primitive" svg:viewBox="0 0 21600 21600" draw:enhanced-path="M 0 0 L 21600 0 21600 21600 0 21600 Z N"/>
      </draw:custom-shape>
      <draw:frame draw:id="id95" draw:layer="Master1-bg" draw:style-name="a358" draw:name="Picture 9"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96" draw:layer="Master1-bg" draw:style-name="a359" draw:name="Straight Connector 10">
        <svg:title/>
        <svg:desc/>
      </draw:connector>
      <draw:frame draw:id="id97" presentation:style-name="a363" draw:name="Title 1" svg:x="1.67836in" svg:y="0.87983in" svg:width="10.41137in" svg:height="1.14746in" presentation:class="title" presentation:placeholder="false">
        <draw:text-box>
          <text:p text:style-name="a362" text:class-names="" text:cond-style-name=""><text:span text:style-name="a360" text:class-names="">Click to edit Master title style</text:span><text:span text:style-name="a361" text:class-names=""/></text:p>
        </draw:text-box>
        <svg:title/>
        <svg:desc/>
      </draw:frame>
      <draw:frame draw:id="id98" presentation:style-name="a380" draw:name="Vertical Text Placeholder 2" svg:x="1.67836in" svg:y="2.20443in" svg:width="10.41137in" svg:height="3.77364in" presentation:class="outline" presentation:placeholder="false">
        <draw:text-box>
          <text:list text:style-name="a366">
            <text:list-item>
              <text:p text:style-name="a365" text:class-names="" text:cond-style-name=""><text:span text:style-name="a364" text:class-names="">Edit Master text styles</text:span></text:p>
            </text:list-item>
          </text:list>
          <text:list text:style-name="a369">
            <text:list-item>
              <text:list text:style-name="a369">
                <text:list-item>
                  <text:p text:style-name="a368" text:class-names="" text:cond-style-name=""><text:span text:style-name="a367" text:class-names="">Second level</text:span></text:p>
                </text:list-item>
              </text:list>
            </text:list-item>
          </text:list>
          <text:list text:style-name="a372">
            <text:list-item>
              <text:list text:style-name="a372">
                <text:list-item>
                  <text:list text:style-name="a372">
                    <text:list-item>
                      <text:p text:style-name="a371" text:class-names="" text:cond-style-name=""><text:span text:style-name="a370" text:class-names="">Third le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Fifth level</text:span><text:span text:style-name="a377" text:class-names=""/></text:p>
                            </text:list-item>
                          </text:list>
                        </text:list-item>
                      </text:list>
                    </text:list-item>
                  </text:list>
                </text:list-item>
              </text:list>
            </text:list-item>
          </text:list>
        </draw:text-box>
        <svg:title/>
        <svg:desc/>
      </draw:frame>
      <draw:frame draw:id="id99" presentation:style-name="a384" draw:name="Date Placeholder 3" svg:x="8.26131in" svg:y="0.3613in" svg:width="3.82843in" svg:height="0.33815in" presentation:class="date-time" presentation:placeholder="false">
        <draw:text-box>
          <text:p text:style-name="a383" text:class-names="" text:cond-style-name=""><text:span text:style-name="a381" text:class-names=""><text:date text:fixed="false" style:data-style-name="a382">1/1/2000</text:date></text:span></text:p>
        </draw:text-box>
        <svg:title/>
        <svg:desc/>
      </draw:frame>
      <draw:frame draw:id="id100" presentation:style-name="a387" draw:name="Footer Placeholder 4" svg:x="1.67836in" svg:y="0.36013in" svg:width="6.40389in" svg:height="0.33815in" presentation:class="footer" presentation:placeholder="false">
        <draw:text-box>
          <text:p text:style-name="a386" text:class-names="" text:cond-style-name=""><text:span text:style-name="a385" text:class-names=""/></text:p>
        </draw:text-box>
        <svg:title/>
        <svg:desc/>
      </draw:frame>
      <draw:frame draw:id="id101" presentation:style-name="a390" draw:name="Slide Number Placeholder 5" svg:x="0.525in" svg:y="0.87377in" svg:width="0.88694in" svg:height="0.55072in" presentation:class="page-number" presentation:placeholder="false">
        <draw:text-box>
          <text:p text:style-name="a389" text:class-names="" text:cond-style-name=""><text:span text:style-name="a388" text:class-names=""><text:page-number style:num-format="1" text:fixed="false">‹#›</text:page-number></text:span></text:p>
        </draw:text-box>
        <svg:title/>
        <svg:desc/>
      </draw:frame>
      <draw:connector draw:type="line" svg:x1="1.5001in" svg:y1="0.87377in" svg:x2="1.5001in" svg:y2="2.04084in" draw:id="id102" draw:style-name="a391" draw:name="Straight Connector 7">
        <svg:title/>
        <svg:desc/>
      </draw:connector>
    </style:master-page>
    <style:master-page style:name="Master1-Layout11-vertTitleAndTx-Vertical-Title-and-Text" style:page-layout-name="pageLayout1" draw:style-name="a393">
      <draw:custom-shape svg:x="0in" svg:y="2.20443in" svg:width="13.33333in" svg:height="4.50441in" draw:id="id103" draw:layer="Master1-bg" draw:style-name="a395" draw:name="Rectangle 8">
        <svg:title/>
        <svg:desc/>
        <draw:enhanced-geometry xmlns:dr3d="urn:oasis:names:tc:opendocument:xmlns:dr3d:1.0" draw:type="non-primitive" svg:viewBox="0 0 21600 21600" draw:enhanced-path="M 0 0 L 21600 0 21600 21600 0 21600 Z N"/>
      </draw:custom-shape>
      <draw:frame draw:id="id104" draw:layer="Master1-bg" draw:style-name="a396" draw:name="Picture 9" svg:x="0in" svg:y="6.71in" svg:width="13.33333in" svg:height="0.8125in" style:rel-width="scale" style:rel-height="scale">
        <draw:image xlink:href="media/image1.jpg" xlink:type="simple" xlink:show="embed" xlink:actuate="onLoad"/>
        <svg:title/>
        <svg:desc/>
      </draw:frame>
      <draw:connector draw:type="line" svg:x1="0in" svg:y1="6.71665in" svg:x2="13.33333in" svg:y2="6.71665in" draw:id="id105" draw:layer="Master1-bg" draw:style-name="a397" draw:name="Straight Connector 10">
        <svg:title/>
        <svg:desc/>
      </draw:connector>
      <draw:frame draw:id="id106" presentation:style-name="a401" draw:name="Vertical Title 1" svg:x="10.32274in" svg:y="0.9666in" svg:width="1.767in" svg:height="5.00328in" presentation:class="title" presentation:placeholder="false">
        <draw:text-box>
          <text:p text:style-name="a400" text:class-names="" text:cond-style-name=""><text:span text:style-name="a398" text:class-names="">Click to edit Master title style</text:span><text:span text:style-name="a399" text:class-names=""/></text:p>
        </draw:text-box>
        <svg:title/>
        <svg:desc/>
      </draw:frame>
      <draw:frame draw:id="id107" presentation:style-name="a418" draw:name="Vertical Text Placeholder 2" svg:x="1.67836in" svg:y="0.9666in" svg:width="8.46326in" svg:height="5.00328in" presentation:class="outline" presentation:placeholder="false">
        <draw:text-box>
          <text:list text:style-name="a404">
            <text:list-item>
              <text:p text:style-name="a403" text:class-names="" text:cond-style-name=""><text:span text:style-name="a402" text:class-names="">Edit Master text styles</text:span></text:p>
            </text:list-item>
          </text:list>
          <text:list text:style-name="a407">
            <text:list-item>
              <text:list text:style-name="a407">
                <text:list-item>
                  <text:p text:style-name="a406" text:class-names="" text:cond-style-name=""><text:span text:style-name="a405" text:class-names="">Second level</text:span></text:p>
                </text:list-item>
              </text:list>
            </text:list-item>
          </text:list>
          <text:list text:style-name="a410">
            <text:list-item>
              <text:list text:style-name="a410">
                <text:list-item>
                  <text:list text:style-name="a410">
                    <text:list-item>
                      <text:p text:style-name="a409" text:class-names="" text:cond-style-name=""><text:span text:style-name="a408" text:class-names="">Third le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Fourth le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Fifth level</text:span><text:span text:style-name="a415" text:class-names=""/></text:p>
                            </text:list-item>
                          </text:list>
                        </text:list-item>
                      </text:list>
                    </text:list-item>
                  </text:list>
                </text:list-item>
              </text:list>
            </text:list-item>
          </text:list>
        </draw:text-box>
        <svg:title/>
        <svg:desc/>
      </draw:frame>
      <draw:frame draw:id="id108" presentation:style-name="a422" draw:name="Date Placeholder 3" svg:x="8.26131in" svg:y="0.3613in" svg:width="3.82843in" svg:height="0.33815in" presentation:class="date-time" presentation:placeholder="false">
        <draw:text-box>
          <text:p text:style-name="a421" text:class-names="" text:cond-style-name=""><text:span text:style-name="a419" text:class-names=""><text:date text:fixed="false" style:data-style-name="a420">1/1/2000</text:date></text:span></text:p>
        </draw:text-box>
        <svg:title/>
        <svg:desc/>
      </draw:frame>
      <draw:frame draw:id="id109" presentation:style-name="a425" draw:name="Footer Placeholder 4" svg:x="1.67836in" svg:y="0.36013in" svg:width="6.40389in" svg:height="0.33815in" presentation:class="footer" presentation:placeholder="false">
        <draw:text-box>
          <text:p text:style-name="a424" text:class-names="" text:cond-style-name=""><text:span text:style-name="a423" text:class-names=""/></text:p>
        </draw:text-box>
        <svg:title/>
        <svg:desc/>
      </draw:frame>
      <draw:frame draw:id="id110" presentation:style-name="a428" draw:name="Slide Number Placeholder 5" svg:x="0.525in" svg:y="0.87377in" svg:width="0.88694in" svg:height="0.55072in" presentation:class="page-number" presentation:placeholder="false">
        <draw:text-box>
          <text:p text:style-name="a427" text:class-names="" text:cond-style-name=""><text:span text:style-name="a426" text:class-names=""><text:page-number style:num-format="1" text:fixed="false">‹#›</text:page-number></text:span></text:p>
        </draw:text-box>
        <svg:title/>
        <svg:desc/>
      </draw:frame>
      <draw:connector draw:type="line" svg:x1="12.08973in" svg:y1="0.78661in" svg:x2="10.32274in" svg:y2="0.78661in" draw:id="id111" draw:style-name="a429" draw:name="Straight Connector 7">
        <svg:title/>
        <svg:desc/>
      </draw:connecto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owntown Toronto and Manhattan</dc:title>
    <meta:initial-creator>Mark McGhee</meta:initial-creator>
    <dc:creator>Mark McGhee</dc:creator>
    <meta:creation-date>2019-03-04T01:18:02Z</meta:creation-date>
    <dc:date>2019-03-04T01:23:52Z</dc:date>
    <meta:template xlink:href="Gallery" xlink:type="simple"/>
    <meta:editing-cycles>1</meta:editing-cycles>
    <meta:editing-duration>PT349S</meta:editing-duration>
    <meta:document-statistic meta:paragraph-count="24" meta:word-count="378"/>
  </office:meta>
</office:document-meta>
</file>